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Nueva Std" svg:font-family="'Nueva Std'"/>
    <style:font-face style:name="OpenSymbol" svg:font-family="OpenSymbol"/>
    <style:font-face style:name="Times New Roman" svg:font-family="'Times New Roman'"/>
    <style:font-face style:name="Arial Unicode MS" svg:font-family="'Arial Unicode MS'" style:font-family-generic="system" style:font-pitch="variable"/>
    <style:font-face style:name="Nueva Std1" svg:font-family="'Nueva St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0.353cm"/>
    </style:style>
    <style:style style:name="P2" style:family="paragraph" style:parent-style-name="Standard">
      <style:paragraph-properties fo:margin-top="0cm" fo:margin-bottom="0cm" fo:line-height="0.353cm"/>
      <style:text-properties fo:font-size="10pt" style:font-size-asian="10pt" style:font-size-complex="10pt"/>
    </style:style>
    <style:style style:name="P3" style:family="paragraph" style:parent-style-name="Standard">
      <style:paragraph-properties fo:margin-top="0cm" fo:margin-bottom="0cm" fo:line-height="0.229cm"/>
      <style:text-properties fo:font-size="6.5pt" style:font-size-asian="6.5pt" style:font-size-complex="6.5pt"/>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line-height="0.353cm"/>
      <style:text-properties fo:font-size="13pt" style:font-size-asian="13pt" style:font-size-complex="13pt"/>
    </style:style>
    <style:style style:name="P6" style:family="paragraph" style:parent-style-name="Standard">
      <style:paragraph-properties fo:margin-top="0.014cm" fo:margin-bottom="0cm" fo:line-height="0.353cm"/>
      <style:text-properties fo:font-size="10pt" style:font-size-asian="10pt" style:font-size-complex="10pt"/>
    </style:style>
    <style:style style:name="P7" style:family="paragraph" style:parent-style-name="Standard">
      <style:paragraph-properties fo:margin-top="0.014cm" fo:margin-bottom="0cm" fo:line-height="0.494cm"/>
      <style:text-properties fo:font-size="14pt" style:font-size-asian="14pt" style:font-size-complex="14pt"/>
    </style:style>
    <style:style style:name="P8" style:family="paragraph" style:parent-style-name="Standard">
      <style:paragraph-properties fo:margin-left="0cm" fo:margin-right="-0.035cm" fo:margin-top="0cm" fo:margin-bottom="0cm" fo:line-height="100%" fo:text-indent="0cm" style:auto-text-indent="false"/>
    </style:style>
    <style:style style:name="P9" style:family="paragraph" style:parent-style-name="Standard">
      <style:paragraph-properties fo:margin-left="0cm" fo:margin-right="-0.035cm" fo:margin-top="0cm" fo:margin-bottom="0cm" fo:line-height="100%" fo:text-align="justify" style:justify-single-word="false" fo:text-indent="0cm" style:auto-text-indent="false"/>
    </style:style>
    <style:style style:name="P10" style:family="paragraph" style:parent-style-name="Standard">
      <style:paragraph-properties fo:margin-left="0cm" fo:margin-right="-0.035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cm" fo:margin-right="-0.035cm" fo:margin-top="0cm" fo:margin-bottom="0cm" fo:line-height="0.483cm" fo:orphans="2" fo:widows="2" fo:text-indent="0cm"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cm" fo:margin-right="-0.035cm" fo:margin-top="0cm" fo:margin-bottom="0cm" fo:line-height="100%" fo:text-indent="0cm"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margin-left="0cm" fo:margin-right="-0.035cm" fo:margin-top="0cm" fo:margin-bottom="0cm" fo:line-height="0.483cm"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left="0cm" fo:margin-right="-0.035cm" fo:margin-top="0cm" fo:margin-bottom="0cm" fo:line-height="0.476cm" fo:orphans="2" fo:widows="2" fo:text-indent="0cm" style:auto-text-indent="false"/>
      <style:text-properties fo:color="#1a1a1a"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011cm" fo:margin-bottom="0cm" fo:line-height="0.247cm"/>
      <style:text-properties fo:font-size="7pt" style:font-size-asian="7pt" style:font-size-complex="7pt"/>
    </style:style>
    <style:style style:name="P16" style:family="paragraph" style:parent-style-name="Standard">
      <style:paragraph-properties fo:margin-top="0.011cm" fo:margin-bottom="0cm" fo:line-height="0.194cm"/>
      <style:text-properties fo:font-size="5.5pt" style:font-size-asian="5.5pt" style:font-size-complex="5.5pt"/>
    </style:style>
    <style:style style:name="P17" style:family="paragraph" style:parent-style-name="Standard">
      <style:paragraph-properties fo:margin-top="0.011cm" fo:margin-bottom="0cm" fo:line-height="0.459cm"/>
      <style:text-properties fo:font-size="13pt" style:font-size-asian="13pt" style:font-size-complex="13pt"/>
    </style:style>
    <style:style style:name="P18" style:family="paragraph" style:parent-style-name="Standard">
      <style:paragraph-properties fo:margin-top="0.021cm" fo:margin-bottom="0cm" fo:line-height="0.459cm"/>
      <style:text-properties fo:font-size="13pt" style:font-size-asian="13pt" style:font-size-complex="13pt"/>
    </style:style>
    <style:style style:name="P19" style:family="paragraph" style:parent-style-name="Standard">
      <style:paragraph-properties fo:margin-top="0.021cm" fo:margin-bottom="0cm" fo:line-height="0.459cm"/>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8.271cm" fo:margin-top="0cm" fo:margin-bottom="0cm" fo:line-height="198%" fo:text-indent="0cm" style:auto-text-indent="false"/>
    </style:style>
    <style:style style:name="P21" style:family="paragraph" style:parent-style-name="Standard">
      <style:paragraph-properties fo:margin-left="0cm" fo:margin-right="9.414cm" fo:margin-top="0cm" fo:margin-bottom="0cm" fo:line-height="198%" fo:text-indent="0cm" style:auto-text-indent="false"/>
    </style:style>
    <style:style style:name="P22" style:family="paragraph" style:parent-style-name="Standard">
      <style:paragraph-properties fo:margin-top="0.007cm" fo:margin-bottom="0cm" fo:line-height="0.318cm"/>
      <style:text-properties fo:font-size="9pt" style:font-size-asian="9pt" style:font-size-complex="9pt"/>
    </style:style>
    <style:style style:name="P23" style:family="paragraph" style:parent-style-name="Standard">
      <style:paragraph-properties fo:margin-left="0cm" fo:margin-right="12.716cm" fo:margin-top="0.042cm" fo:margin-bottom="0cm" fo:line-height="100%" fo:text-align="justify" style:justify-single-word="false" fo:text-indent="0cm" style:auto-text-indent="false"/>
    </style:style>
    <style:style style:name="P24" style:family="paragraph" style:parent-style-name="Standard">
      <style:paragraph-properties fo:margin-left="0cm" fo:margin-right="0.145cm" fo:margin-top="0cm" fo:margin-bottom="0cm" fo:line-height="0.483cm" fo:text-align="justify" style:justify-single-word="false" fo:text-indent="0cm" style:auto-text-indent="false"/>
    </style:style>
    <style:style style:name="P25" style:family="paragraph" style:parent-style-name="Standard">
      <style:paragraph-properties fo:margin-left="0cm" fo:margin-right="0.145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26" style:family="paragraph" style:parent-style-name="Standard">
      <style:paragraph-properties fo:margin-top="0.025cm" fo:margin-bottom="0cm" fo:line-height="0.459cm"/>
      <style:text-properties fo:font-size="13pt" style:font-size-asian="13pt" style:font-size-complex="13pt"/>
    </style:style>
    <style:style style:name="P27" style:family="paragraph" style:parent-style-name="Standard">
      <style:paragraph-properties fo:margin-top="0.025cm" fo:margin-bottom="0cm" fo:line-height="0.459cm"/>
      <style:text-properties fo:font-size="13pt" fo:background-color="#00ff00" style:font-size-asian="13pt" style:font-size-complex="13pt"/>
    </style:style>
    <style:style style:name="P28" style:family="paragraph" style:parent-style-name="Standard">
      <style:paragraph-properties fo:margin-top="0.025cm" fo:margin-bottom="0cm" fo:line-height="0.459cm"/>
    </style:style>
    <style:style style:name="P29" style:family="paragraph" style:parent-style-name="Standard">
      <style:paragraph-properties fo:margin-top="0.018cm" fo:margin-bottom="0cm" fo:line-height="0.282cm"/>
      <style:text-properties fo:font-size="8pt" style:font-size-asian="8pt" style:font-size-complex="8pt"/>
    </style:style>
    <style:style style:name="P30" style:family="paragraph" style:parent-style-name="Standard">
      <style:paragraph-properties fo:margin-left="0cm" fo:margin-right="7.661cm" fo:margin-top="0cm" fo:margin-bottom="0cm" fo:line-height="0.561cm" fo:text-align="center" style:justify-single-word="false" fo:text-indent="0cm" style:auto-text-indent="false"/>
    </style:style>
    <style:style style:name="P31" style:family="paragraph" style:parent-style-name="Standard">
      <style:paragraph-properties fo:margin-top="0.012cm" fo:margin-bottom="0cm" fo:line-height="0.459cm"/>
      <style:text-properties fo:font-size="13pt" style:font-size-asian="13pt" style:font-size-complex="13pt"/>
    </style:style>
    <style:style style:name="P32" style:family="paragraph" style:parent-style-name="Standard">
      <style:paragraph-properties fo:margin-left="0cm" fo:margin-right="10.829cm" fo:margin-top="0cm" fo:margin-bottom="0cm" fo:line-height="100%" fo:text-align="justify" style:justify-single-word="false" fo:text-indent="0cm" style:auto-text-indent="false"/>
    </style:style>
    <style:style style:name="P33" style:family="paragraph" style:parent-style-name="Standard">
      <style:paragraph-properties fo:margin-top="0.03cm" fo:margin-bottom="0cm" fo:line-height="0.459cm"/>
      <style:text-properties fo:font-size="13pt" style:font-size-asian="13pt" style:font-size-complex="13pt"/>
    </style:style>
    <style:style style:name="P34" style:family="paragraph" style:parent-style-name="Standard">
      <style:paragraph-properties fo:margin-left="0cm" fo:margin-right="4.41cm" fo:margin-top="0cm" fo:margin-bottom="0cm" fo:line-height="100%" fo:text-align="justify" style:justify-single-word="false" fo:text-indent="0cm" style:auto-text-indent="false">
        <style:tab-stops>
          <style:tab-stop style:position="12.065cm"/>
        </style:tab-stops>
      </style:paragraph-properties>
    </style:style>
    <style:style style:name="P35" style:family="paragraph" style:parent-style-name="Standard">
      <style:paragraph-properties fo:margin-top="0.019cm" fo:margin-bottom="0cm" fo:line-height="0.459cm"/>
      <style:text-properties fo:font-size="13pt" style:font-size-asian="13pt" style:font-size-complex="13pt"/>
    </style:style>
    <style:style style:name="P36" style:family="paragraph" style:parent-style-name="Standard">
      <style:paragraph-properties fo:margin-left="0cm" fo:margin-right="6.941cm" fo:margin-top="0cm" fo:margin-bottom="0cm" fo:line-height="100%" fo:text-align="justify" style:justify-single-word="false" fo:text-indent="0cm" style:auto-text-indent="false"/>
    </style:style>
    <style:style style:name="P37" style:family="paragraph" style:parent-style-name="Standard">
      <style:paragraph-properties fo:margin-left="0cm" fo:margin-right="0.099cm" fo:margin-top="0.005cm" fo:margin-bottom="0cm" fo:line-height="0.483cm" fo:text-indent="0cm" style:auto-text-indent="false"/>
    </style:style>
    <style:style style:name="P38" style:family="paragraph" style:parent-style-name="Standard">
      <style:paragraph-properties fo:margin-left="0cm" fo:margin-right="0.099cm" fo:margin-top="0.005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cm" fo:margin-right="0.116cm" fo:margin-top="0cm" fo:margin-bottom="0cm" fo:line-height="0.483cm" fo:text-indent="0cm" style:auto-text-indent="false"/>
    </style:style>
    <style:style style:name="P40" style:family="paragraph" style:parent-style-name="Standard">
      <style:paragraph-properties fo:margin-left="0cm" fo:margin-right="0.116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0cm" fo:margin-right="0.116cm" fo:margin-top="0.097cm" fo:margin-bottom="0cm" fo:line-height="0.967cm" fo:text-align="justify" style:justify-single-word="false" fo:text-indent="0cm" style:auto-text-indent="false"/>
    </style:style>
    <style:style style:name="P43" style:family="paragraph" style:parent-style-name="Standard">
      <style:paragraph-properties fo:margin-left="0cm" fo:margin-right="0.09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cm" fo:margin-right="0.09cm" fo:margin-top="0cm" fo:margin-bottom="0cm" fo:line-height="0.483cm" fo:text-align="justify" style:justify-single-word="false" fo:text-indent="0cm" style:auto-text-indent="false"/>
    </style:style>
    <style:style style:name="P45" style:family="paragraph" style:parent-style-name="Standard">
      <style:paragraph-properties fo:margin-top="0.016cm" fo:margin-bottom="0cm" fo:line-height="0.459cm"/>
      <style:text-properties fo:font-size="13pt" style:font-size-asian="13pt" style:font-size-complex="13pt"/>
    </style:style>
    <style:style style:name="P46" style:family="paragraph" style:parent-style-name="Standard">
      <style:paragraph-properties fo:margin-top="0.016cm" fo:margin-bottom="0cm" fo:line-height="0.459cm" fo:text-align="justify" style:justify-single-word="false"/>
      <style:text-properties fo:font-size="13pt" style:font-size-asian="13pt" style:font-size-complex="13pt"/>
    </style:style>
    <style:style style:name="P47" style:family="paragraph" style:parent-style-name="Standard">
      <style:paragraph-properties fo:margin-top="0.002cm" fo:margin-bottom="0cm" fo:line-height="0.265cm"/>
      <style:text-properties fo:font-size="7.5pt" style:font-size-asian="7.5pt" style:font-size-complex="7.5pt"/>
    </style:style>
    <style:style style:name="P48" style:family="paragraph" style:parent-style-name="Standard">
      <style:paragraph-properties fo:margin-left="0cm" fo:margin-right="5.51cm" fo:margin-top="0cm" fo:margin-bottom="0cm" fo:line-height="100%" fo:text-align="justify" style:justify-single-word="false" fo:text-indent="0cm" style:auto-text-indent="false"/>
    </style:style>
    <style:style style:name="P49" style:family="paragraph" style:parent-style-name="Standard">
      <style:paragraph-properties fo:margin-left="0cm" fo:margin-right="6.271cm" fo:margin-top="0cm" fo:margin-bottom="0cm" fo:line-height="100%" fo:text-align="justify" style:justify-single-word="false" fo:text-indent="0cm" style:auto-text-indent="false"/>
    </style:style>
    <style:style style:name="P50" style:family="paragraph" style:parent-style-name="Standard">
      <style:paragraph-properties fo:margin-left="0cm" fo:margin-right="0.093cm" fo:margin-top="0cm" fo:margin-bottom="0cm" fo:line-height="0.483cm" fo:text-align="justify" style:justify-single-word="false" fo:text-indent="0cm" style:auto-text-indent="false"/>
    </style:style>
    <style:style style:name="P51" style:family="paragraph" style:parent-style-name="Standard">
      <style:paragraph-properties fo:margin-left="0cm" fo:margin-right="4.191cm" fo:margin-top="0.127cm" fo:margin-bottom="0cm" fo:line-height="100%" fo:text-align="justify" style:justify-single-word="false" fo:text-indent="0cm" style:auto-text-indent="false"/>
    </style:style>
    <style:style style:name="P52" style:family="paragraph" style:parent-style-name="Standard">
      <style:paragraph-properties fo:margin-left="0cm" fo:margin-right="4.191cm" fo:margin-top="0.127cm" fo:margin-bottom="0cm" fo:line-height="100%"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53" style:family="paragraph" style:parent-style-name="Standard">
      <style:paragraph-properties fo:margin-left="0cm" fo:margin-right="0.076cm" fo:margin-top="0cm" fo:margin-bottom="0cm" fo:line-height="0.483cm" fo:text-align="justify" style:justify-single-word="false" fo:text-indent="0cm" style:auto-text-indent="false"/>
    </style:style>
    <style:style style:name="P54"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5"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56" style:family="paragraph" style:parent-style-name="Standard">
      <style:paragraph-properties fo:margin-left="0cm" fo:margin-right="0.076cm" fo:margin-top="0cm" fo:margin-bottom="0cm" fo:line-height="0.483cm"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57" style:family="paragraph" style:parent-style-name="Standard">
      <style:paragraph-properties fo:margin-left="0cm" fo:margin-right="0.102cm" fo:margin-top="0cm" fo:margin-bottom="0cm" fo:line-height="0.483cm" fo:text-align="justify" style:justify-single-word="false" fo:text-indent="0cm" style:auto-text-indent="false"/>
    </style:style>
    <style:style style:name="P58" style:family="paragraph" style:parent-style-name="Standard">
      <style:paragraph-properties fo:margin-left="0cm" fo:margin-right="0.12cm" fo:margin-top="0.132cm" fo:margin-bottom="0cm" fo:line-height="0.483cm" fo:text-align="justify" style:justify-single-word="false" fo:text-indent="0cm" style:auto-text-indent="false"/>
    </style:style>
    <style:style style:name="P59" style:family="paragraph" style:parent-style-name="Standard">
      <style:paragraph-properties fo:margin-left="0cm" fo:margin-right="0.12cm" fo:margin-top="0cm" fo:margin-bottom="0cm" fo:line-height="0.483cm" fo:text-align="justify" style:justify-single-word="false" fo:text-indent="0cm" style:auto-text-indent="false"/>
    </style:style>
    <style:style style:name="P60" style:family="paragraph" style:parent-style-name="Standard">
      <style:paragraph-properties fo:margin-left="0cm" fo:margin-right="0.12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cm" fo:margin-right="4.701cm" fo:margin-top="0cm" fo:margin-bottom="0cm" fo:line-height="100%" fo:text-align="justify" style:justify-single-word="false" fo:text-indent="0cm" style:auto-text-indent="false"/>
    </style:style>
    <style:style style:name="P62" style:family="paragraph" style:parent-style-name="Standard">
      <style:paragraph-properties fo:margin-left="0cm" fo:margin-right="0.123cm" fo:margin-top="0cm" fo:margin-bottom="0cm" fo:line-height="0.483cm" fo:text-align="justify" style:justify-single-word="false" fo:text-indent="0cm" style:auto-text-indent="false"/>
    </style:style>
    <style:style style:name="P63" style:family="paragraph" style:parent-style-name="Standard">
      <style:paragraph-properties fo:margin-left="0cm" fo:margin-right="3.817cm" fo:margin-top="0cm" fo:margin-bottom="0cm" fo:line-height="100%" fo:text-align="justify" style:justify-single-word="false" fo:text-indent="0cm" style:auto-text-indent="false"/>
    </style:style>
    <style:style style:name="P64" style:family="paragraph" style:parent-style-name="Standard">
      <style:paragraph-properties fo:margin-left="0cm" fo:margin-right="5.161cm" fo:margin-top="0cm" fo:margin-bottom="0cm" fo:line-height="100%" fo:text-align="justify" style:justify-single-word="false" fo:text-indent="0cm" style:auto-text-indent="false"/>
    </style:style>
    <style:style style:name="P65" style:family="paragraph" style:parent-style-name="Standard">
      <style:paragraph-properties fo:margin-left="0cm" fo:margin-right="6.221cm" fo:margin-top="0cm" fo:margin-bottom="0cm" fo:line-height="100%" fo:text-align="justify" style:justify-single-word="false" fo:text-indent="0cm" style:auto-text-indent="false"/>
    </style:style>
    <style:style style:name="P66" style:family="paragraph" style:parent-style-name="Standard">
      <style:paragraph-properties fo:margin-left="0cm" fo:margin-right="0.131cm" fo:margin-top="0cm" fo:margin-bottom="0cm" fo:line-height="0.483cm" fo:text-align="justify" style:justify-single-word="false" fo:text-indent="0cm" style:auto-text-indent="false"/>
    </style:style>
    <style:style style:name="P67" style:family="paragraph" style:parent-style-name="Standard">
      <style:paragraph-properties fo:margin-left="0cm" fo:margin-right="0.139cm" fo:margin-top="0cm" fo:margin-bottom="0cm" fo:line-height="0.483cm" fo:text-align="justify" style:justify-single-word="false" fo:text-indent="0cm" style:auto-text-indent="false"/>
    </style:style>
    <style:style style:name="P68" style:family="paragraph" style:parent-style-name="Standard">
      <style:paragraph-properties fo:margin-left="0cm" fo:margin-right="13.464cm" fo:margin-top="0cm" fo:margin-bottom="0cm" fo:line-height="100%" fo:text-align="justify" style:justify-single-word="false" fo:text-indent="0cm" style:auto-text-indent="false"/>
    </style:style>
    <style:style style:name="P69" style:family="paragraph" style:parent-style-name="Standard">
      <style:paragraph-properties fo:margin-left="0cm" fo:margin-right="1.808cm" fo:margin-top="0cm" fo:margin-bottom="0cm" fo:line-height="100%" fo:text-align="justify" style:justify-single-word="false" fo:text-indent="0cm" style:auto-text-indent="false"/>
    </style:style>
    <style:style style:name="P70" style:family="paragraph" style:parent-style-name="Standard">
      <style:paragraph-properties fo:margin-left="0cm" fo:margin-right="-0.441cm" fo:margin-top="0.023cm" fo:margin-bottom="0cm" fo:line-height="100%" fo:text-indent="0cm" style:auto-text-indent="false">
        <style:tab-stops>
          <style:tab-stop style:position="15.875cm"/>
        </style:tab-stops>
      </style:paragraph-properties>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71" style:family="paragraph" style:parent-style-name="Standard">
      <style:paragraph-properties fo:margin-left="0cm" fo:margin-right="8.035cm" fo:margin-top="0cm" fo:margin-bottom="0cm" fo:line-height="100%"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72" style:family="paragraph" style:parent-style-name="Standard">
      <style:paragraph-properties fo:margin-left="0cm" fo:margin-right="0.138cm" fo:margin-top="0cm" fo:margin-bottom="0cm" fo:line-height="100%"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73" style:family="paragraph" style:parent-style-name="Standard">
      <style:paragraph-properties fo:margin-left="0cm" fo:margin-right="0.109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74" style:family="paragraph" style:parent-style-name="Standard">
      <style:paragraph-properties fo:margin-left="0.318cm" fo:margin-right="0.116cm" fo:margin-top="0cm" fo:margin-bottom="0cm" fo:line-height="0.483cm" fo:text-indent="-0.318cm" style:auto-text-indent="false"/>
      <style:text-properties style:font-name="Times New Roman" fo:font-size="12pt" fo:letter-spacing="-0.002cm" style:font-name-asian="Times New Roman1" style:font-size-asian="12pt" style:font-name-complex="Times New Roman1" style:font-size-complex="12pt"/>
    </style:style>
    <style:style style:name="P75" style:family="paragraph" style:parent-style-name="Standard">
      <style:paragraph-properties fo:margin-left="0cm" fo:margin-right="0.097cm" fo:margin-top="0cm" fo:margin-bottom="0cm" fo:line-height="0.483cm" fo:text-align="justify" style:justify-single-word="false" fo:text-indent="0cm" style:auto-text-indent="false"/>
    </style:style>
    <style:style style:name="P76" style:family="paragraph" style:parent-style-name="Standard">
      <style:paragraph-properties fo:margin-left="0cm" fo:margin-right="0.118cm" fo:margin-top="0cm" fo:margin-bottom="0cm" fo:line-height="0.483cm" fo:text-align="justify" style:justify-single-word="false" fo:text-indent="0cm" style:auto-text-indent="false"/>
    </style:style>
    <style:style style:name="P77" style:family="paragraph" style:parent-style-name="Standard">
      <style:paragraph-properties fo:margin-left="0cm" fo:margin-right="0.106cm" fo:margin-top="0cm" fo:margin-bottom="0cm" fo:line-height="0.483cm" fo:text-align="justify" style:justify-single-word="false" fo:text-indent="0cm" style:auto-text-indent="false"/>
    </style:style>
    <style:style style:name="P78" style:family="paragraph" style:parent-style-name="Standard" style:list-style-name="L1">
      <style:paragraph-properties fo:margin-top="0cm" fo:margin-bottom="0cm" fo:line-height="0.483cm"/>
      <style:text-properties style:font-name="Times New Roman" fo:font-size="12pt" fo:letter-spacing="-0.002cm" style:font-name-asian="Times New Roman1" style:font-size-asian="12pt" style:font-name-complex="Times New Roman1" style:font-size-complex="12pt"/>
    </style:style>
    <style:style style:name="P79" style:family="paragraph" style:parent-style-name="Standard">
      <style:paragraph-properties fo:margin-top="0cm" fo:margin-bottom="0cm" fo:line-height="0.353cm"/>
      <style:text-properties fo:font-size="10pt" style:font-size-asian="10pt" style:font-size-complex="10pt"/>
    </style:style>
    <style:style style:name="P80" style:family="paragraph" style:parent-style-name="Standard" style:master-page-name="Converted1">
      <style:paragraph-properties fo:margin-top="0.009cm" fo:margin-bottom="0cm" fo:line-height="0.176cm" style:page-number="auto"/>
      <style:text-properties fo:font-size="5pt" style:font-size-asian="5pt" style:font-size-complex="5pt"/>
    </style:style>
    <style:style style:name="P81" style:family="paragraph" style:parent-style-name="Standard" style:master-page-name="Converted2">
      <style:paragraph-properties fo:margin-top="0.012cm" fo:margin-bottom="0cm" fo:line-height="0.176cm" style:page-number="auto"/>
      <style:text-properties fo:font-size="5pt" style:font-size-asian="5pt" style:font-size-complex="5pt"/>
    </style:style>
    <style:style style:name="P82" style:family="paragraph" style:parent-style-name="Standard">
      <style:paragraph-properties fo:margin-left="0cm" fo:margin-right="0.116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83" style:family="paragraph" style:parent-style-name="Standard" style:list-style-name="L2">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84" style:family="paragraph" style:parent-style-name="Standard" style:list-style-name="L1">
      <style:paragraph-properties fo:margin-left="0cm" fo:margin-right="0.116cm" fo:margin-top="0cm" fo:margin-bottom="0cm" fo:line-height="0.483cm" fo:text-indent="0cm" style:auto-text-indent="false"/>
      <style:text-properties style:font-name="Times New Roman" fo:font-size="12pt" fo:letter-spacing="-0.002cm" style:font-name-asian="Times New Roman1" style:font-size-asian="12pt" style:font-name-complex="Times New Roman1" style:font-size-complex="12pt"/>
    </style:style>
    <style:style style:name="P85" style:family="paragraph" style:parent-style-name="Standard" style:list-style-name="L1">
      <style:paragraph-properties fo:margin-left="0.318cm" fo:margin-right="0.116cm" fo:margin-top="0cm" fo:margin-bottom="0cm" fo:line-height="0.483cm" fo:text-indent="-0.318cm" style:auto-text-indent="false"/>
      <style:text-properties style:font-name="Times New Roman" fo:font-size="12pt" fo:letter-spacing="-0.002cm" style:font-name-asian="Times New Roman1" style:font-size-asian="12pt" style:font-name-complex="Times New Roman1" style:font-size-complex="12pt"/>
    </style:style>
    <style:style style:name="P86" style:family="paragraph" style:parent-style-name="Standard">
      <style:paragraph-properties fo:margin-left="0cm" fo:margin-right="0.097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87" style:family="paragraph" style:parent-style-name="Standard">
      <style:paragraph-properties fo:margin-left="0cm" fo:margin-right="0.097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P88" style:family="paragraph" style:parent-style-name="Standard">
      <style:paragraph-properties fo:margin-left="0cm" fo:margin-right="-0.035cm" fo:margin-top="0cm" fo:margin-bottom="0cm" fo:line-height="100%" fo:text-align="justify" style:justify-single-word="false" fo:text-indent="0cm" style:auto-text-indent="false"/>
      <style:text-properties style:font-name="Times New Roman" fo:font-size="14pt" fo:font-weight="bold" fo:background-color="#00ff00" style:font-name-asian="Times New Roman1" style:font-size-asian="14pt" style:font-weight-asian="bold" style:font-name-complex="Times New Roman1" style:font-size-complex="14pt" style:font-weight-complex="bold"/>
    </style:style>
    <style:style style:name="P89" style:family="paragraph" style:parent-style-name="Standard">
      <style:paragraph-properties fo:margin-left="0cm" fo:margin-right="0.118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P90" style:family="paragraph" style:parent-style-name="Standard">
      <style:paragraph-properties fo:margin-left="0cm" fo:margin-right="0.106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P91" style:family="paragraph" style:parent-style-name="Standard">
      <style:paragraph-properties fo:margin-left="0cm" fo:margin-right="0.139cm" fo:margin-top="0cm" fo:margin-bottom="0cm" fo:line-height="0.483cm" fo:text-align="justify" style:justify-single-word="false" fo:text-indent="0cm" style:auto-text-indent="false"/>
      <style:text-properties style:font-name="Times New Roman" fo:font-size="12pt" fo:background-color="#00ff00"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etter-spacing="-0.002cm" style:font-name-asian="Times New Roman1" style:font-size-asian="12pt" style:font-name-complex="Times New Roman1" style:font-size-complex="12pt"/>
    </style:style>
    <style:style style:name="T4" style:family="text">
      <style:text-properties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letter-spacing="0.004cm" style:font-name-asian="Times New Roman1" style:font-size-asian="12pt" style:font-name-complex="Times New Roman1" style:font-size-complex="12pt"/>
    </style:style>
    <style:style style:name="T6" style:family="text">
      <style:text-properties style:font-name="Times New Roman" fo:font-size="12pt" fo:letter-spacing="0.005cm" fo:font-weight="bold"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letter-spacing="0.005cm" style:font-name-asian="Times New Roman1" style:font-size-asian="12pt" style:font-name-complex="Times New Roman1" style:font-size-complex="12pt"/>
    </style:style>
    <style:style style:name="T8"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9" style:family="text">
      <style:text-properties style:font-name="Times New Roman" fo:font-size="12pt" fo:letter-spacing="0.002cm" style:font-name-asian="Times New Roman1" style:font-size-asian="12pt" style:font-name-complex="Times New Roman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letter-spacing="-0.004cm" style:font-name-asian="Times New Roman1" style:font-size-asian="12pt" style:font-name-complex="Times New Roman1" style:font-size-complex="12pt"/>
    </style:style>
    <style:style style:name="T12" style:family="text">
      <style:text-properties style:font-name="Times New Roman" fo:font-size="12pt" fo:letter-spacing="-0.018cm" style:font-name-asian="Times New Roman1" style:font-size-asian="12pt" style:font-name-complex="Times New Roman1" style:font-size-complex="12pt"/>
    </style:style>
    <style:style style:name="T13" style:family="text">
      <style:text-properties style:font-name="Times New Roman" fo:font-size="12pt" fo:letter-spacing="-0.012cm" style:font-name-asian="Times New Roman1" style:font-size-asian="12pt" style:font-name-complex="Times New Roman1" style:font-size-complex="12pt"/>
    </style:style>
    <style:style style:name="T14" style:family="text">
      <style:text-properties style:font-name="Times New Roman" fo:font-size="12pt" fo:letter-spacing="-0.005cm" style:font-name-asian="Times New Roman1" style:font-size-asian="12pt" style:font-name-complex="Times New Roman1" style:font-size-complex="12pt"/>
    </style:style>
    <style:style style:name="T15" style:family="text">
      <style:text-properties style:font-name="Times New Roman" fo:font-size="12pt" fo:letter-spacing="-0.005cm" fo:font-style="italic" style:font-name-asian="Times New Roman1" style:font-size-asian="12pt" style:font-style-asian="italic" style:font-name-complex="Times New Roman1" style:font-size-complex="12pt"/>
    </style:style>
    <style:style style:name="T16" style:family="text">
      <style:text-properties style:font-name="Times New Roman" fo:font-size="12pt" fo:letter-spacing="-0.005cm" fo:language="fr" fo:country="CH" style:font-name-asian="Times New Roman1" style:font-size-asian="12pt" style:font-name-complex="Times New Roman1" style:font-size-complex="12pt"/>
    </style:style>
    <style:style style:name="T17" style:family="text">
      <style:text-properties style:font-name="Times New Roman" fo:font-size="12pt" fo:letter-spacing="-0.019cm" style:font-name-asian="Times New Roman1" style:font-size-asian="12pt" style:font-name-complex="Times New Roman1" style:font-size-complex="12pt"/>
    </style:style>
    <style:style style:name="T18" style:family="text">
      <style:text-properties style:font-name="Times New Roman" fo:font-size="12pt" fo:letter-spacing="-0.007cm" style:font-name-asian="Times New Roman1" style:font-size-asian="12pt" style:font-name-complex="Times New Roman1" style:font-size-complex="12pt"/>
    </style:style>
    <style:style style:name="T19" style:family="text">
      <style:text-properties style:font-name="Times New Roman" fo:font-size="12pt" fo:letter-spacing="0.062cm" style:font-name-asian="Times New Roman1" style:font-size-asian="12pt" style:font-name-complex="Times New Roman1" style:font-size-complex="12pt"/>
    </style:style>
    <style:style style:name="T20" style:family="text">
      <style:text-properties style:font-name="Times New Roman" fo:font-size="12pt" fo:letter-spacing="0.067cm" style:font-name-asian="Times New Roman1" style:font-size-asian="12pt" style:font-name-complex="Times New Roman1" style:font-size-complex="12pt"/>
    </style:style>
    <style:style style:name="T21" style:family="text">
      <style:text-properties style:font-name="Times New Roman" fo:font-size="12pt" fo:letter-spacing="0.064cm" style:font-name-asian="Times New Roman1" style:font-size-asian="12pt" style:font-name-complex="Times New Roman1" style:font-size-complex="12pt"/>
    </style:style>
    <style:style style:name="T22" style:family="text">
      <style:text-properties style:font-name="Times New Roman" fo:font-size="12pt" fo:letter-spacing="0.058cm" style:font-name-asian="Times New Roman1" style:font-size-asian="12pt" style:font-name-complex="Times New Roman1" style:font-size-complex="12pt"/>
    </style:style>
    <style:style style:name="T23" style:family="text">
      <style:text-properties style:font-name="Times New Roman" fo:font-size="12pt" fo:letter-spacing="0.065cm" style:font-name-asian="Times New Roman1" style:font-size-asian="12pt" style:font-name-complex="Times New Roman1" style:font-size-complex="12pt"/>
    </style:style>
    <style:style style:name="T24" style:family="text">
      <style:text-properties style:font-name="Times New Roman" fo:font-size="12pt" fo:letter-spacing="0.009cm" style:font-name-asian="Times New Roman1" style:font-size-asian="12pt" style:font-name-complex="Times New Roman1" style:font-size-complex="12pt"/>
    </style:style>
    <style:style style:name="T25" style:family="text">
      <style:text-properties style:font-name="Times New Roman" fo:font-size="12pt" fo:letter-spacing="0.007cm" style:font-name-asian="Times New Roman1" style:font-size-asian="12pt" style:font-name-complex="Times New Roman1" style:font-size-complex="12pt"/>
    </style:style>
    <style:style style:name="T26" style:family="text">
      <style:text-properties style:font-name="Times New Roman" fo:font-size="12pt" fo:letter-spacing="0.011cm" style:font-name-asian="Times New Roman1" style:font-size-asian="12pt" style:font-name-complex="Times New Roman1" style:font-size-complex="12pt"/>
    </style:style>
    <style:style style:name="T27" style:family="text">
      <style:text-properties style:font-name="Times New Roman" fo:font-size="12pt" fo:letter-spacing="0.042cm" style:font-name-asian="Times New Roman1" style:font-size-asian="12pt" style:font-name-complex="Times New Roman1" style:font-size-complex="12pt"/>
    </style:style>
    <style:style style:name="T28" style:family="text">
      <style:text-properties style:font-name="Times New Roman" fo:font-size="12pt" fo:letter-spacing="0.041cm" style:font-name-asian="Times New Roman1" style:font-size-asian="12pt" style:font-name-complex="Times New Roman1" style:font-size-complex="12pt"/>
    </style:style>
    <style:style style:name="T29" style:family="text">
      <style:text-properties style:font-name="Times New Roman" fo:font-size="12pt" fo:letter-spacing="0.039cm" style:font-name-asian="Times New Roman1" style:font-size-asian="12pt" style:font-name-complex="Times New Roman1" style:font-size-complex="12pt"/>
    </style:style>
    <style:style style:name="T30" style:family="text">
      <style:text-properties style:font-name="Times New Roman" fo:font-size="12pt" fo:letter-spacing="0.025cm" style:font-name-asian="Times New Roman1" style:font-size-asian="12pt" style:font-name-complex="Times New Roman1" style:font-size-complex="12pt"/>
    </style:style>
    <style:style style:name="T31" style:family="text">
      <style:text-properties style:font-name="Times New Roman" fo:font-size="12pt" fo:letter-spacing="0.023cm" style:font-name-asian="Times New Roman1" style:font-size-asian="12pt" style:font-name-complex="Times New Roman1" style:font-size-complex="12pt"/>
    </style:style>
    <style:style style:name="T32" style:family="text">
      <style:text-properties style:font-name="Times New Roman" fo:font-size="12pt" fo:letter-spacing="0.03cm" style:font-name-asian="Times New Roman1" style:font-size-asian="12pt" style:font-name-complex="Times New Roman1" style:font-size-complex="12pt"/>
    </style:style>
    <style:style style:name="T33" style:family="text">
      <style:text-properties style:font-name="Times New Roman" fo:font-size="12pt" fo:letter-spacing="-0.014cm" style:font-name-asian="Times New Roman1" style:font-size-asian="12pt" style:font-name-complex="Times New Roman1" style:font-size-complex="12pt"/>
    </style:style>
    <style:style style:name="T34" style:family="text">
      <style:text-properties style:font-name="Times New Roman" fo:font-size="12pt" fo:letter-spacing="0.104cm" style:font-name-asian="Times New Roman1" style:font-size-asian="12pt" style:font-name-complex="Times New Roman1" style:font-size-complex="12pt"/>
    </style:style>
    <style:style style:name="T35" style:family="text">
      <style:text-properties style:font-name="Times New Roman" fo:font-size="12pt" fo:letter-spacing="0.012cm" style:font-name-asian="Times New Roman1" style:font-size-asian="12pt" style:font-name-complex="Times New Roman1" style:font-size-complex="12pt"/>
    </style:style>
    <style:style style:name="T36" style:family="text">
      <style:text-properties style:font-name="Times New Roman" fo:font-size="12pt" fo:letter-spacing="0.101cm" style:font-name-asian="Times New Roman1" style:font-size-asian="12pt" style:font-name-complex="Times New Roman1" style:font-size-complex="12pt"/>
    </style:style>
    <style:style style:name="T37" style:family="text">
      <style:text-properties style:font-name="Times New Roman" fo:font-size="12pt" fo:letter-spacing="0.076cm" style:font-name-asian="Times New Roman1" style:font-size-asian="12pt" style:font-name-complex="Times New Roman1" style:font-size-complex="12pt"/>
    </style:style>
    <style:style style:name="T38" style:family="text">
      <style:text-properties style:font-name="Times New Roman" fo:font-size="12pt" fo:letter-spacing="0.079cm" style:font-name-asian="Times New Roman1" style:font-size-asian="12pt" style:font-name-complex="Times New Roman1" style:font-size-complex="12pt"/>
    </style:style>
    <style:style style:name="T39" style:family="text">
      <style:text-properties style:font-name="Times New Roman" fo:font-size="12pt" fo:letter-spacing="0.081cm" style:font-name-asian="Times New Roman1" style:font-size-asian="12pt" style:font-name-complex="Times New Roman1" style:font-size-complex="12pt"/>
    </style:style>
    <style:style style:name="T40" style:family="text">
      <style:text-properties style:font-name="Times New Roman" fo:font-size="12pt" fo:letter-spacing="0.083cm" style:font-name-asian="Times New Roman1" style:font-size-asian="12pt" style:font-name-complex="Times New Roman1" style:font-size-complex="12pt"/>
    </style:style>
    <style:style style:name="T41" style:family="text">
      <style:text-properties style:font-name="Times New Roman" fo:font-size="12pt" fo:letter-spacing="0.014cm" style:font-name-asian="Times New Roman1" style:font-size-asian="12pt" style:font-name-complex="Times New Roman1" style:font-size-complex="12pt"/>
    </style:style>
    <style:style style:name="T42" style:family="text">
      <style:text-properties style:font-name="Times New Roman" fo:font-size="12pt" fo:letter-spacing="0.055cm" style:font-name-asian="Times New Roman1" style:font-size-asian="12pt" style:font-name-complex="Times New Roman1" style:font-size-complex="12pt"/>
    </style:style>
    <style:style style:name="T43" style:family="text">
      <style:text-properties style:font-name="Times New Roman" fo:font-size="12pt" fo:letter-spacing="0.051cm" style:font-name-asian="Times New Roman1" style:font-size-asian="12pt" style:font-name-complex="Times New Roman1" style:font-size-complex="12pt"/>
    </style:style>
    <style:style style:name="T44" style:family="text">
      <style:text-properties style:font-name="Times New Roman" fo:font-size="12pt" fo:letter-spacing="0.048cm" style:font-name-asian="Times New Roman1" style:font-size-asian="12pt" style:font-name-complex="Times New Roman1" style:font-size-complex="12pt"/>
    </style:style>
    <style:style style:name="T45" style:family="text">
      <style:text-properties style:font-name="Times New Roman" fo:font-size="12pt" fo:letter-spacing="0.06cm" style:font-name-asian="Times New Roman1" style:font-size-asian="12pt" style:font-name-complex="Times New Roman1" style:font-size-complex="12pt"/>
    </style:style>
    <style:style style:name="T46" style:family="text">
      <style:text-properties style:font-name="Times New Roman" fo:font-size="12pt" fo:letter-spacing="0.046cm" style:font-name-asian="Times New Roman1" style:font-size-asian="12pt" style:font-name-complex="Times New Roman1" style:font-size-complex="12pt"/>
    </style:style>
    <style:style style:name="T47" style:family="text">
      <style:text-properties style:font-name="Times New Roman" fo:font-size="12pt" fo:background-color="#00ff00" style:font-name-asian="Times New Roman1" style:font-size-asian="12pt" style:font-name-complex="Times New Roman1" style:font-size-complex="12pt"/>
    </style:style>
    <style:style style:name="T48" style:family="text">
      <style:text-properties style:font-name="Times New Roman" fo:font-size="14pt" fo:font-weight="bold" style:font-name-asian="Times New Roman1" style:font-size-asian="14pt" style:font-weight-asian="bold" style:font-name-complex="Times New Roman1" style:font-size-complex="14pt"/>
    </style:style>
    <style:style style:name="T49"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50" style:family="text">
      <style:text-properties style:font-name="Times New Roman" fo:font-size="14pt" fo:letter-spacing="-0.002cm" fo:font-weight="bold" style:font-name-asian="Times New Roman1" style:font-size-asian="14pt" style:font-weight-asian="bold" style:font-name-complex="Times New Roman1" style:font-size-complex="14pt"/>
    </style:style>
    <style:style style:name="T51"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52"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53" style:family="text">
      <style:text-properties style:font-name="Times New Roman" fo:font-size="14pt" fo:letter-spacing="0.004cm" fo:font-weight="bold" style:font-name-asian="Times New Roman1" style:font-size-asian="14pt" style:font-weight-asian="bold" style:font-name-complex="Times New Roman1" style:font-size-complex="14pt"/>
    </style:style>
    <style:style style:name="T54"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55"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56" style:family="text">
      <style:text-properties style:font-name="Times New Roman" fo:font-size="14pt" fo:letter-spacing="-0.004cm" fo:font-weight="bold" style:font-name-asian="Times New Roman1" style:font-size-asian="14pt" style:font-weight-asian="bold" style:font-name-complex="Times New Roman1" style:font-size-complex="14pt"/>
    </style:style>
    <style:style style:name="T57"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58"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59"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60" style:family="text">
      <style:text-properties style:font-name="Times New Roman" fo:font-size="14pt" fo:letter-spacing="0.011cm" fo:font-weight="bold" style:font-name-asian="Times New Roman1" style:font-size-asian="14pt" style:font-weight-asian="bold" style:font-name-complex="Times New Roman1" style:font-size-complex="14pt" style:font-weight-complex="bold"/>
    </style:style>
    <style:style style:name="T61"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62" style:family="text">
      <style:text-properties style:font-name="Times New Roman" fo:font-size="13pt" fo:background-color="#00ff00" style:font-name-asian="Times New Roman1" style:font-size-asian="13pt" style:font-name-complex="Times New Roman1" style:font-size-complex="13pt"/>
    </style:style>
    <style:style style:name="T63" style:family="text">
      <style:text-properties style:text-position="58% 100%" style:font-name="Times New Roman" fo:font-size="8pt" fo:letter-spacing="0.055cm" fo:font-weight="bold" style:font-name-asian="Times New Roman1" style:font-size-asian="8pt" style:font-weight-asian="bold" style:font-name-complex="Times New Roman1" style:font-size-complex="8pt" style:font-weight-complex="bold"/>
    </style:style>
    <style:style style:name="T64" style:family="text">
      <style:text-properties style:font-name="Nueva Std" fo:font-size="9pt" style:font-name-asian="Nueva Std1" style:font-size-asian="9pt" style:font-name-complex="Nueva Std1" style:font-size-complex="9pt" style:text-scale="126%"/>
    </style:style>
    <style:style style:name="T65" style:family="text">
      <style:text-properties fo:background-color="#00ff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
      </text:section>
      <text:p text:style-name="P80"/>
      <text:p text:style-name="P2"/>
      <text:p text:style-name="P2"/>
      <text:p text:style-name="P2"/>
      <text:p text:style-name="P2"/>
      <text:p text:style-name="P23"><text:span text:style-name="T49">PREAMB</text:span><text:span text:style-name="T51">U</text:span><text:span text:style-name="T52">L</text:span><text:span text:style-name="T49">E</text:span><text:span text:style-name="T51"> </text:span><text:span text:style-name="T49">:</text:span></text:p>
      <text:p text:style-name="P15"/>
      <text:p text:style-name="P2"/>
      <text:p text:style-name="P2"/>
      <text:p text:style-name="P24"><text:span text:style-name="T14">Le site internet fait suite à une première phase de développement d’un logiciel de mise en couleurs (projet </text:span><text:span text:style-name="T15">Lecture en couleurs</text:span><text:span text:style-name="T14">), qui respecte le principe des correspondances grapho-phonémiques biunivoques. Le respect de ce principe, à savoir un son-une couleur, a permis d’ajouter l’information phonologique (segmentation en phonèmes du mot) sur la forme orthographique du mot grâce à sa mise en couleurs. </text:span></text:p>
      <text:p text:style-name="P25"/>
      <text:p text:style-name="P24"><text:span text:style-name="T14">Après</text:span><text:span text:style-name="T16"> avoir</text:span><text:span text:style-name="T14"> expérimenté la faisabilité informatique du projet, première phase qui a permis de produire un logiciel déjà utilisé par le CVAC, cette deuxième et nouvelle phase vise à mettre en ligne l’outil informatique, afin de le rendre disponible au plus grand nombre.</text:span></text:p>
      <text:p text:style-name="P25"/>
      <text:p text:style-name="P25">Le présent contrat s’inscrit dans la continuité du projet antérieur déjà fructueux. Il vise à définir l’objet proprement dit (le site) et ses conditions générales d’utilisation. </text:p>
      <text:p text:style-name="P26"/>
      <text:p text:style-name="P29"/>
      <text:p text:style-name="P2"/>
      <text:p text:style-name="P2"/>
      <text:p text:style-name="P2"/>
      <text:p text:style-name="P2"/>
      <text:p text:style-name="P2"/>
      <text:p text:style-name="P2"/>
      <text:p text:style-name="P71">*</text:p>
      <text:p text:style-name="P30"><text:span text:style-name="T49">*</text:span><text:span text:style-name="T54"> </text:span><text:span text:style-name="T49">*</text:span><text:span text:style-name="T54"> </text:span><text:span text:style-name="T49">*</text:span></text:p>
      <text:p text:style-name="P81"/>
      <text:p text:style-name="P32"><text:span text:style-name="T49">ARTIC</text:span><text:span text:style-name="T52">L</text:span><text:span text:style-name="T49">E</text:span><text:span text:style-name="T52"> </text:span><text:span text:style-name="T49">1</text:span><text:span text:style-name="T63"> </text:span><text:span text:style-name="T49">- </text:span><text:span text:style-name="T57">O</text:span><text:span text:style-name="T52">B</text:span><text:span text:style-name="T54">J</text:span><text:span text:style-name="T52">E</text:span><text:span text:style-name="T49">T</text:span><text:span text:style-name="T58"> </text:span></text:p>
      <text:p text:style-name="P31"/>
      <text:p text:style-name="P72">Le présent contrat a pour objet la création, l’hébergement et l’entretien du site internet dans sa version dédiée au CVAC.</text:p>
      <text:p text:style-name="P33"/>
      <text:p text:style-name="P73">Le client est familiarisé avec le fonctionnement du logiciel, qu’il retrouvera sur le site. Par ailleurs, une proposition de prototype de l’interface du site figurera en annexe du présent contrat et en sera partie intégrante.</text:p>
      <text:p text:style-name="P27">Step : ok</text:p>
      <text:p text:style-name="P26"/>
      <text:p text:style-name="P34"><text:span text:style-name="T48">ARTICLE 2</text:span><text:span text:style-name="T53"> </text:span><text:span text:style-name="T48">- </text:span><text:span text:style-name="T56">N</text:span><text:span text:style-name="T53">A</text:span><text:span text:style-name="T50">T</text:span><text:span text:style-name="T53">U</text:span><text:span text:style-name="T48">RE DES PRESTATIONS </text:span></text:p>
      <text:p text:style-name="P35"/>
      <text:p text:style-name="P36"><text:span text:style-name="T14">L</text:span><text:span text:style-name="T3">e</text:span><text:span text:style-name="T10">s</text:span><text:span text:style-name="T3"> </text:span><text:span text:style-name="T10">pres</text:span><text:span text:style-name="T9">t</text:span><text:span text:style-name="T10">ations</text:span><text:span text:style-name="T3"> </text:span><text:span text:style-name="T10">p</text:span><text:span text:style-name="T9">e</text:span><text:span text:style-name="T10">uv</text:span><text:span text:style-name="T3">e</text:span><text:span text:style-name="T10">nt v</text:span><text:span text:style-name="T3">a</text:span><text:span text:style-name="T10">r</text:span><text:span text:style-name="T9">i</text:span><text:span text:style-name="T3">e</text:span><text:span text:style-name="T10">r et </text:span><text:span text:style-name="T9">ê</text:span><text:span text:style-name="T3">t</text:span><text:span text:style-name="T10">re de</text:span><text:span text:style-name="T9"> </text:span><text:span text:style-name="T11">d</text:span><text:span text:style-name="T10">eux</text:span><text:span text:style-name="T7"> </text:span><text:span text:style-name="T11">n</text:span><text:span text:style-name="T10">at</text:span><text:span text:style-name="T9">u</text:span><text:span text:style-name="T10">r</text:span><text:span text:style-name="T3">e</text:span><text:span text:style-name="T10">s</text:span><text:span text:style-name="T7"> </text:span><text:span text:style-name="T10">:</text:span></text:p>
      <text:p text:style-name="P37"><text:span text:style-name="T64">– <text:s/></text:span><text:span text:style-name="T3">c</text:span><text:span text:style-name="T10">e</text:span><text:span text:style-name="T9">l</text:span><text:span text:style-name="T3">l</text:span><text:span text:style-name="T9">e</text:span><text:span text:style-name="T10">s</text:span><text:span text:style-name="T19"> </text:span><text:span text:style-name="T10">fo</text:span><text:span text:style-name="T11">u</text:span><text:span text:style-name="T10">rn</text:span><text:span text:style-name="T3">i</text:span><text:span text:style-name="T10">es</text:span><text:span text:style-name="T20"> </text:span><text:span text:style-name="T14">a</text:span><text:span text:style-name="T10">u</text:span><text:span text:style-name="T21"> </text:span><text:span text:style-name="T10">titre</text:span><text:span text:style-name="T19"> </text:span><text:span text:style-name="T10">de</text:span><text:span text:style-name="T22"> </text:span><text:span text:style-name="T3">l</text:span><text:span text:style-name="T10">a</text:span><text:span text:style-name="T23"> </text:span><text:span text:style-name="T10">r</text:span><text:span text:style-name="T3">e</text:span><text:span text:style-name="T10">de</text:span><text:span text:style-name="T3">v</text:span><text:span text:style-name="T10">a</text:span><text:span text:style-name="T3">nc</text:span><text:span text:style-name="T10">e</text:span><text:span text:style-name="T22"> </text:span><text:span text:style-name="T10">for</text:span><text:span text:style-name="T11">f</text:span><text:span text:style-name="T10">aita</text:span><text:span text:style-name="T9">i</text:span><text:span text:style-name="T10">re,</text:span><text:span text:style-name="T22"> </text:span><text:span text:style-name="T10">dé</text:span><text:span text:style-name="T3">v</text:span><text:span text:style-name="T10">elop</text:span><text:span text:style-name="T9">p</text:span><text:span text:style-name="T3">é</text:span><text:span text:style-name="T10">es</text:span><text:span text:style-name="T21"> </text:span><text:span text:style-name="T10">dans</text:span><text:span text:style-name="T21"> </text:span><text:span text:style-name="T3">l</text:span><text:span text:style-name="T10">e</text:span><text:span text:style-name="T23"> </text:span><text:span text:style-name="T3">c</text:span><text:span text:style-name="T10">a</text:span><text:span text:style-name="T3">d</text:span><text:span text:style-name="T10">re</text:span><text:span text:style-name="T22"> </text:span><text:span text:style-name="T10">du</text:span><text:span text:style-name="T21"> </text:span><text:span text:style-name="T10">pr</text:span><text:span text:style-name="T3">é</text:span><text:span text:style-name="T10">sent </text:span><text:span text:style-name="T3">c</text:span><text:span text:style-name="T10">on</text:span><text:span text:style-name="T3">t</text:span><text:span text:style-name="T10">rat </text:span><text:span text:style-name="T62">Step : ok</text:span></text:p>
      <text:p text:style-name="P38"/>
      <text:p text:style-name="P39"><text:span text:style-name="T64">– <text:s/></text:span><text:span text:style-name="T3">c</text:span><text:span text:style-name="T10">e</text:span><text:span text:style-name="T9">l</text:span><text:span text:style-name="T3">l</text:span><text:span text:style-name="T9">e</text:span><text:span text:style-name="T10">s</text:span><text:span text:style-name="T7"> </text:span><text:span text:style-name="T10">fo</text:span><text:span text:style-name="T11">u</text:span><text:span text:style-name="T10">rn</text:span><text:span text:style-name="T3">i</text:span><text:span text:style-name="T9">e</text:span><text:span text:style-name="T10">s</text:span><text:span text:style-name="T24"> </text:span><text:span text:style-name="T14">e</text:span><text:span text:style-name="T10">n</text:span><text:span text:style-name="T25"> </text:span><text:span text:style-name="T10">op</text:span><text:span text:style-name="T9">t</text:span><text:span text:style-name="T3">i</text:span><text:span text:style-name="T10">on</text:span><text:span text:style-name="T25"> </text:span><text:span text:style-name="T3">e</text:span><text:span text:style-name="T10">t</text:span><text:span text:style-name="T7"> </text:span><text:span text:style-name="T10">rémun</text:span><text:span text:style-name="T11">é</text:span><text:span text:style-name="T10">rées</text:span><text:span text:style-name="T25"> </text:span><text:span text:style-name="T3">a</text:span><text:span text:style-name="T10">u</text:span><text:span text:style-name="T25"> </text:span><text:span text:style-name="T3">c</text:span><text:span text:style-name="T10">as</text:span><text:span text:style-name="T5"> </text:span><text:span text:style-name="T11">p</text:span><text:span text:style-name="T3">a</text:span><text:span text:style-name="T10">r</text:span><text:span text:style-name="T25"> </text:span><text:span text:style-name="T3">ca</text:span><text:span text:style-name="T10">s</text:span><text:span text:style-name="T24"> </text:span><text:span text:style-name="T14">e</text:span><text:span text:style-name="T10">t</text:span><text:span text:style-name="T7"> </text:span><text:span text:style-name="T3">s</text:span><text:span text:style-name="T10">elon</text:span><text:span text:style-name="T24"> </text:span><text:span text:style-name="T10">un</text:span><text:span text:style-name="T5"> </text:span><text:span text:style-name="T3">t</text:span><text:span text:style-name="T10">arif</text:span><text:span text:style-name="T24"> </text:span><text:span text:style-name="T3">s</text:span><text:span text:style-name="T10">ur</text:span><text:span text:style-name="T25"> </text:span><text:span text:style-name="T10">devis</text:span><text:span text:style-name="T24"> </text:span><text:span text:style-name="T14">a</text:span><text:span text:style-name="T10">c</text:span><text:span text:style-name="T9">c</text:span><text:span text:style-name="T3">e</text:span><text:span text:style-name="T10">p</text:span><text:span text:style-name="T3">t</text:span><text:span text:style-name="T10">é</text:span><text:span text:style-name="T7"> </text:span><text:span text:style-name="T10">par </text:span><text:span text:style-name="T3">le</text:span><text:span text:style-name="T10">s</text:span><text:span text:style-name="T7"> </text:span><text:span text:style-name="T10">d</text:span><text:span text:style-name="T3">e</text:span><text:span text:style-name="T10">ux</text:span><text:span text:style-name="T5"> </text:span><text:span text:style-name="T10">p</text:span><text:span text:style-name="T3">a</text:span><text:span text:style-name="T10">rt</text:span><text:span text:style-name="T9">i</text:span><text:span text:style-name="T10">es.</text:span><text:span text:style-name="T47"> </text:span><text:span text:style-name="T62">Step : pourquoi</text:span></text:p>
      <text:p text:style-name="P40"/>
      <text:p text:style-name="P40"/>
      <text:p text:style-name="P28"><text:span text:style-name="T49">ARTIC</text:span><text:span text:style-name="T52">L</text:span><text:span text:style-name="T49">E</text:span><text:span text:style-name="T52"> </text:span><text:span text:style-name="T49">3</text:span><text:span text:style-name="T54"> </text:span><text:span text:style-name="T49">–</text:span><text:span text:style-name="T54"> </text:span><text:span text:style-name="T49">PREST</text:span><text:span text:style-name="T58">A</text:span><text:span text:style-name="T49">TI</text:span><text:span text:style-name="T54">O</text:span><text:span text:style-name="T57">N</text:span><text:span text:style-name="T49">S</text:span><text:span text:style-name="T59"> </text:span><text:span text:style-name="T49">REMUNE</text:span><text:span text:style-name="T58">R</text:span><text:span text:style-name="T49">EES</text:span><text:span text:style-name="T55"> </text:span><text:span text:style-name="T49">FORFA</text:span><text:span text:style-name="T51">I</text:span><text:span text:style-name="T49">T</text:span><text:span text:style-name="T52">A</text:span><text:span text:style-name="T49">I</text:span><text:span text:style-name="T52">R</text:span><text:span text:style-name="T49">E</text:span><text:span text:style-name="T52">M</text:span><text:span text:style-name="T49">ENT</text:span></text:p>
      <text:p text:style-name="P43"/>
      <text:p text:style-name="P44"><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text:span><text:span text:style-name="T10">p</text:span><text:span text:style-name="T11">r</text:span><text:span text:style-name="T10">es</text:span><text:span text:style-name="T3">t</text:span><text:span text:style-name="T10">a</text:span><text:span text:style-name="T9">t</text:span><text:span text:style-name="T10">a</text:span><text:span text:style-name="T9">i</text:span><text:span text:style-name="T10">re</text:span><text:span text:style-name="T25"> </text:span><text:span text:style-name="T10">r</text:span><text:span text:style-name="T3">éa</text:span><text:span text:style-name="T10">l</text:span><text:span text:style-name="T9">i</text:span><text:span text:style-name="T10">sera</text:span><text:span text:style-name="T5"> </text:span><text:span text:style-name="T3">l</text:span><text:span text:style-name="T10">es</text:span><text:span text:style-name="T7"> </text:span><text:span text:style-name="T10">prest</text:span><text:span text:style-name="T9">a</text:span><text:span text:style-name="T7">t</text:span><text:span text:style-name="T10">ions suivan</text:span><text:span text:style-name="T9">t</text:span><text:span text:style-name="T10">es :</text:span></text:p>
      <text:p text:style-name="P45"/>
      <text:p text:style-name="P40">- un site ? avec un hébergement externe assuré par le prestataire durant 1 an et réalisé d’ici la fin <text:s text:c="2"/></text:p>
      <text:p text:style-name="P40"><text:s text:c="2"/>de l’année 2012</text:p>
      <text:p text:style-name="P74"/>
      <text:list xml:id="list30638165" text:style-name="L1">
        <text:list-item>
          <text:p text:style-name="P85">une interface pour faire les requêtes </text:p>
        </text:list-item>
        <text:list-item>
          <text:p text:style-name="P85">Une page avec tableau et couleur </text:p>
        </text:list-item>
        <text:list-item>
          <text:p text:style-name="P85">X pages explication </text:p>
        </text:list-item>
        <text:list-item>
          <text:p text:style-name="P78">et une ou plusieurs pages de texte pour l’aide, les explications ou autre contenu jugé utile.</text:p>
        </text:list-item>
        <text:list-item>
          <text:p text:style-name="P78"/>
          <text:p text:style-name="P84"><text:s/><text:span text:style-name="T65">On va decrire cela aujourd'hui le mieux que l'on peut, autre séance ????</text:span></text:p>
        </text:list-item>
      </text:list>
      <text:p text:style-name="P40"/>
      <text:p text:style-name="P47"/>
      <text:p text:style-name="P48"><text:span text:style-name="T49">ARTIC</text:span><text:span text:style-name="T52">L</text:span><text:span text:style-name="T49">E</text:span><text:span text:style-name="T52"> </text:span><text:span text:style-name="T49">4</text:span><text:span text:style-name="T54"> </text:span><text:span text:style-name="T49">–</text:span><text:span text:style-name="T54"> </text:span><text:span text:style-name="T49">PREST</text:span><text:span text:style-name="T58">A</text:span><text:span text:style-name="T49">TI</text:span><text:span text:style-name="T54">O</text:span><text:span text:style-name="T57">N</text:span><text:span text:style-name="T49">S</text:span><text:span text:style-name="T59"> </text:span><text:span text:style-name="T49">OPT</text:span><text:span text:style-name="T51">I</text:span><text:span text:style-name="T54">O</text:span><text:span text:style-name="T57">N</text:span><text:span text:style-name="T54">N</text:span><text:span text:style-name="T52">ELLE</text:span><text:span text:style-name="T49">S</text:span></text:p>
      <text:p text:style-name="P16"/>
      <text:p text:style-name="P2"/>
      <text:p text:style-name="P49"><text:span text:style-name="T51">m</text:span><text:span text:style-name="T49">aint</text:span><text:span text:style-name="T55">e</text:span><text:span text:style-name="T49">na</text:span><text:span text:style-name="T54">nc</text:span><text:span text:style-name="T49">e</text:span><text:span text:style-name="T60"> </text:span><text:span text:style-name="T57">é</text:span><text:span text:style-name="T54">vo</text:span><text:span text:style-name="T49">lu</text:span><text:span text:style-name="T52">t</text:span><text:span text:style-name="T54">i</text:span><text:span text:style-name="T49">ve</text:span><text:span text:style-name="T61"> </text:span><text:span text:style-name="T49">:</text:span></text:p>
      <text:p text:style-name="P18"/>
      <text:p text:style-name="P50"><text:span text:style-name="T14">L</text:span><text:span text:style-name="T10">a </text:span><text:span text:style-name="T3">m</text:span><text:span text:style-name="T10">aint</text:span><text:span text:style-name="T9">e</text:span><text:span text:style-name="T10">na</text:span><text:span text:style-name="T3">nc</text:span><text:span text:style-name="T10">e</text:span><text:span text:style-name="T5"> </text:span><text:span text:style-name="T10">é</text:span><text:span text:style-name="T3">v</text:span><text:span text:style-name="T10">olutive</text:span><text:span text:style-name="T25"> </text:span><text:span text:style-name="T14">c</text:span><text:span text:style-name="T10">on</text:span><text:span text:style-name="T7">s</text:span><text:span text:style-name="T10">is</text:span><text:span text:style-name="T9">t</text:span><text:span text:style-name="T10">e</text:span><text:span text:style-name="T5"> </text:span><text:span text:style-name="T10">à</text:span><text:span text:style-name="T5"> </text:span><text:span text:style-name="T14">m</text:span><text:span text:style-name="T10">od</text:span><text:span text:style-name="T9">i</text:span><text:span text:style-name="T11">f</text:span><text:span text:style-name="T10">ier</text:span><text:span text:style-name="T26"> </text:span><text:span text:style-name="T3">l</text:span><text:span text:style-name="T10">e</text:span><text:span text:style-name="T5"> </text:span><text:span text:style-name="T10">l</text:span><text:span text:style-name="T3">o</text:span><text:span text:style-name="T10">gi</text:span><text:span text:style-name="T9">c</text:span><text:span text:style-name="T10">i</text:span><text:span text:style-name="T9">e</text:span><text:span text:style-name="T10">l</text:span><text:span text:style-name="T5"> et le site </text:span><text:span text:style-name="T10">pour r</text:span><text:span text:style-name="T3">é</text:span><text:span text:style-name="T10">ponse</text:span><text:span text:style-name="T7"> </text:span><text:span text:style-name="T10">à des</text:span><text:span text:style-name="T7"> </text:span><text:span text:style-name="T10">d</text:span><text:span text:style-name="T9">e</text:span><text:span text:style-name="T14">m</text:span><text:span text:style-name="T10">and</text:span><text:span text:style-name="T3">e</text:span><text:span text:style-name="T10">s</text:span><text:span text:style-name="T5"> </text:span><text:span text:style-name="T10">spé</text:span><text:span text:style-name="T3">c</text:span><text:span text:style-name="T10">ifiq</text:span><text:span text:style-name="T9">u</text:span><text:span text:style-name="T10">es</text:span><text:span text:style-name="T7"> </text:span><text:span text:style-name="T10">du</text:span><text:span text:style-name="T9"> </text:span><text:span text:style-name="T3">c</text:span><text:span text:style-name="T10">l</text:span><text:span text:style-name="T9">i</text:span><text:span text:style-name="T10">ent</text:span><text:span text:style-name="T25"> </text:span><text:span text:style-name="T10">d</text:span><text:span text:style-name="T3">a</text:span><text:span text:style-name="T10">ns</text:span><text:span text:style-name="T25"> </text:span><text:span text:style-name="T10">le</text:span><text:span text:style-name="T5"> </text:span><text:span text:style-name="T10">but</text:span><text:span text:style-name="T25"> </text:span><text:span text:style-name="T10">no</text:span><text:span text:style-name="T3">t</text:span><text:span text:style-name="T9">a</text:span><text:span text:style-name="T10">mment</text:span><text:span text:style-name="T5"> </text:span><text:span text:style-name="T10">d’a</text:span><text:span text:style-name="T9">j</text:span><text:span text:style-name="T10">ou</text:span><text:span text:style-name="T3">t</text:span><text:span text:style-name="T10">er</text:span><text:span text:style-name="T27"> </text:span><text:span text:style-name="T11">d</text:span><text:span text:style-name="T3">e</text:span><text:span text:style-name="T10">s</text:span><text:span text:style-name="T28"> </text:span><text:span text:style-name="T10">fo</text:span><text:span text:style-name="T11">n</text:span><text:span text:style-name="T10">ctionnali</text:span><text:span text:style-name="T9">t</text:span><text:span text:style-name="T10">és</text:span><text:span text:style-name="T29"> </text:span><text:span text:style-name="T10">nouvelles</text:span><text:span text:style-name="T29"> </text:span><text:span text:style-name="T10">p</text:span><text:span text:style-name="T3">e</text:span><text:span text:style-name="T10">rmetta</text:span><text:span text:style-name="T3">n</text:span><text:span text:style-name="T10">t de f</text:span><text:span text:style-name="T9">a</text:span><text:span text:style-name="T3">i</text:span><text:span text:style-name="T11">r</text:span><text:span text:style-name="T10">e f</text:span><text:span text:style-name="T3">ac</text:span><text:span text:style-name="T10">e à</text:span><text:span text:style-name="T3"> </text:span><text:span text:style-name="T10">d</text:span><text:span text:style-name="T3">e</text:span><text:span text:style-name="T10">s évolutions</text:span><text:span text:style-name="T3"> </text:span><text:span text:style-name="T9">d</text:span><text:span text:style-name="T10">e </text:span><text:span text:style-name="T9">l</text:span><text:span text:style-name="T10">’env</text:span><text:span text:style-name="T9">i</text:span><text:span text:style-name="T10">ronnement</text:span><text:span text:style-name="T5"> </text:span><text:span text:style-name="T10">du l</text:span><text:span text:style-name="T3">o</text:span><text:span text:style-name="T10">g</text:span><text:span text:style-name="T3">ici</text:span><text:span text:style-name="T10">el ou du site.</text:span></text:p>
      <text:p text:style-name="P2"/>
      <text:p text:style-name="P2"/>
      <text:p text:style-name="P75"><text:span text:style-name="T14">L</text:span><text:span text:style-name="T10">e presta</text:span><text:span text:style-name="T9">t</text:span><text:span text:style-name="T10">a</text:span><text:span text:style-name="T9">i</text:span><text:span text:style-name="T10">re</text:span><text:span text:style-name="T25"> </text:span><text:span text:style-name="T10">émet</text:span><text:span text:style-name="T3">t</text:span><text:span text:style-name="T10">ra</text:span><text:span text:style-name="T7"> </text:span><text:span text:style-name="T10">d</text:span><text:span text:style-name="T3">a</text:span><text:span text:style-name="T10">ns</text:span><text:span text:style-name="T25"> </text:span><text:span text:style-name="T10">ce</text:span><text:span text:style-name="T5"> </text:span><text:span text:style-name="T3">c</text:span><text:span text:style-name="T10">as</text:span><text:span text:style-name="T7"> </text:span><text:span text:style-name="T10">une</text:span><text:span text:style-name="T5"> </text:span><text:span text:style-name="T10">proposition</text:span><text:span text:style-name="T26"> </text:span><text:span text:style-name="T10">pr</text:span><text:span text:style-name="T3">é</text:span><text:span text:style-name="T10">c</text:span><text:span text:style-name="T9">i</text:span><text:span text:style-name="T10">sant</text:span><text:span text:style-name="T25"> </text:span><text:span text:style-name="T3">l</text:span><text:span text:style-name="T10">es</text:span><text:span text:style-name="T7"> </text:span><text:span text:style-name="T10">modali</text:span><text:span text:style-name="T7">t</text:span><text:span text:style-name="T3">é</text:span><text:span text:style-name="T10">s,</text:span><text:span text:style-name="T25"> </text:span><text:span text:style-name="T3">l</text:span><text:span text:style-name="T10">e</text:span><text:span text:style-name="T25"> </text:span><text:span text:style-name="T10">c</text:span><text:span text:style-name="T3">o</text:span><text:span text:style-name="T10">ût</text:span><text:span text:style-name="T25"> </text:span><text:span text:style-name="T10">et</text:span><text:span text:style-name="T5"> </text:span><text:span text:style-name="T3">l</text:span><text:span text:style-name="T9">e</text:span><text:span text:style-name="T10">s</text:span><text:span text:style-name="T25"> </text:span><text:span text:style-name="T10">d</text:span><text:span text:style-name="T3">é</text:span><text:span text:style-name="T10">l</text:span><text:span text:style-name="T9">a</text:span><text:span text:style-name="T10">is de ré</text:span><text:span text:style-name="T9">a</text:span><text:span text:style-name="T3">l</text:span><text:span text:style-name="T10">isation</text:span><text:span text:style-name="T3"> </text:span><text:span text:style-name="T9">d</text:span><text:span text:style-name="T10">e c</text:span><text:span text:style-name="T3">e</text:span><text:span text:style-name="T10">s évolutions.</text:span></text:p>
      <text:p text:style-name="P86"/>
      <text:p text:style-name="P87">Ste pourquoi ?</text:p>
      <text:p text:style-name="P4"/>
      <text:p text:style-name="P4"/>
      <text:p text:style-name="P4"/>
      <text:p text:style-name="P4"><text:soft-page-break/></text:p>
      <text:p text:style-name="P4"/>
      <text:p text:style-name="P51"><text:span text:style-name="T49">ARTIC</text:span><text:span text:style-name="T52">L</text:span><text:span text:style-name="T49">E</text:span><text:span text:style-name="T52"> </text:span><text:span text:style-name="T49">5</text:span><text:span text:style-name="T54"> </text:span><text:span text:style-name="T49">- PREST</text:span><text:span text:style-name="T57">A</text:span><text:span text:style-name="T52">T</text:span><text:span text:style-name="T49">IO</text:span><text:span text:style-name="T52">N</text:span><text:span text:style-name="T49">S</text:span><text:span text:style-name="T54"> </text:span><text:span text:style-name="T49">COMPLE</text:span><text:span text:style-name="T58">M</text:span><text:span text:style-name="T52">E</text:span><text:span text:style-name="T49">NT</text:span><text:span text:style-name="T51">A</text:span><text:span text:style-name="T49">I</text:span><text:span text:style-name="T52">R</text:span><text:span text:style-name="T49">ES</text:span></text:p>
      <text:p text:style-name="P18"/>
      <text:p text:style-name="P53"><text:span text:style-name="T10">Toutes</text:span><text:span text:style-name="T5"> </text:span><text:span text:style-name="T10">au</text:span><text:span text:style-name="T9">t</text:span><text:span text:style-name="T11">r</text:span><text:span text:style-name="T10">es</text:span><text:span text:style-name="T9"> </text:span><text:span text:style-name="T10">pr</text:span><text:span text:style-name="T3">e</text:span><text:span text:style-name="T7">s</text:span><text:span text:style-name="T3">t</text:span><text:span text:style-name="T10">ations</text:span><text:span text:style-name="T25"> </text:span><text:span text:style-name="T10">non</text:span><text:span text:style-name="T9"> </text:span><text:span text:style-name="T3">e</text:span><text:span text:style-name="T10">xpres</text:span><text:span text:style-name="T9">s</text:span><text:span text:style-name="T10">ément</text:span><text:span text:style-name="T7"> </text:span><text:span text:style-name="T10">prévu</text:span><text:span text:style-name="T3">e</text:span><text:span text:style-name="T10">s</text:span><text:span text:style-name="T5"> </text:span><text:span text:style-name="T10">dans</text:span><text:span text:style-name="T9"> </text:span><text:span text:style-name="T10">le</text:span><text:span text:style-name="T5"> </text:span><text:span text:style-name="T10">c</text:span><text:span text:style-name="T3">o</text:span><text:span text:style-name="T10">n</text:span><text:span text:style-name="T3">t</text:span><text:span text:style-name="T10">r</text:span><text:span text:style-name="T9">a</text:span><text:span text:style-name="T10">t initi</text:span><text:span text:style-name="T9">a</text:span><text:span text:style-name="T10">l </text:span><text:span text:style-name="T11">f</text:span><text:span text:style-name="T3">e</text:span><text:span text:style-name="T10">ront</text:span><text:span text:style-name="T25"> </text:span><text:span text:style-name="T3">l</text:span><text:span text:style-name="T10">'ob</text:span><text:span text:style-name="T11">j</text:span><text:span text:style-name="T10">et</text:span><text:span text:style-name="T5"> </text:span><text:span text:style-name="T10">d'un</text:span><text:span text:style-name="T5"> </text:span><text:span text:style-name="T10">dev</text:span><text:span text:style-name="T9">i</text:span><text:span text:style-name="T10">s</text:span><text:span text:style-name="T5"> </text:span><text:span text:style-name="T10">propo</text:span><text:span text:style-name="T7">s</text:span><text:span text:style-name="T10">é</text:span><text:span text:style-name="T5"> </text:span><text:span text:style-name="T10">à </text:span><text:span text:style-name="T3">l'a</text:span><text:span text:style-name="T10">c</text:span><text:span text:style-name="T9">c</text:span><text:span text:style-name="T3">e</text:span><text:span text:style-name="T10">p</text:span><text:span text:style-name="T3">t</text:span><text:span text:style-name="T10">ation</text:span><text:span text:style-name="T24"> </text:span><text:span text:style-name="T10">du</text:span><text:span text:style-name="T9"> </text:span><text:span text:style-name="T10">client.</text:span></text:p>
      <text:p text:style-name="P54"/>
      <text:p text:style-name="P54"/>
      <text:p text:style-name="P51"><text:span text:style-name="T49">ARTIC</text:span><text:span text:style-name="T52">L</text:span><text:span text:style-name="T49">E</text:span><text:span text:style-name="T52"> 6</text:span><text:span text:style-name="T54"> </text:span><text:span text:style-name="T49">- PRIX</text:span></text:p>
      <text:p text:style-name="P18"/>
      <text:p text:style-name="P55">Le montant pour les prestations comprises dans le forfait s'élève à 5'000 Frs. La moitié de cette somme sera versée à Stephan Seewer, l'autre moitié à Adriano Florez.</text:p>
      <text:p text:style-name="P55">OK</text:p>
      <text:p text:style-name="P54"/>
      <text:p text:style-name="P54"/>
      <text:p text:style-name="P56">ARTICLE 7 - OBLIGATIONS DU CLIENT</text:p>
      <text:p text:style-name="P52"/>
      <text:p text:style-name="P44"><text:span text:style-name="T10">Les</text:span><text:span text:style-name="T7"> </text:span><text:span text:style-name="T10">p</text:span><text:span text:style-name="T3">a</text:span><text:span text:style-name="T10">r</text:span><text:span text:style-name="T7">t</text:span><text:span text:style-name="T3">i</text:span><text:span text:style-name="T10">es </text:span><text:span text:style-name="T3">e</text:span><text:span text:style-name="T10">n</text:span><text:span text:style-name="T3">t</text:span><text:span text:style-name="T9">e</text:span><text:span text:style-name="T10">nd</text:span><text:span text:style-name="T3">e</text:span><text:span text:style-name="T10">nt</text:span><text:span text:style-name="T5"> </text:span><text:span text:style-name="T10">que</text:span><text:span text:style-name="T5"> </text:span><text:span text:style-name="T3">l</text:span><text:span text:style-name="T10">e</text:span><text:span text:style-name="T5"> client est astreint aux obligations</text:span><text:span text:style-name="T10"> suivan</text:span><text:span text:style-name="T9">t</text:span><text:span text:style-name="T10">es :</text:span></text:p>
      <text:p text:style-name="P46"/>
      <text:list xml:id="list30647842" text:style-name="L2">
        <text:list-item>
          <text:p text:style-name="P83">fournir au prestataire un tableau des équivalences couleurs-sons créé par ses soins en HTML, ou tout autre document qui remplira cette fonction d’aide à l’utilisateur, en prenant <text:s/>le soin de respecter la contrainte du format (HTML), afin d’en faciliter l’intégration</text:p>
          <text:p text:style-name="P83"><text:span text:style-name="T65">step je ne sais pas</text:span> </text:p>
        </text:list-item>
      </text:list>
      <text:p text:style-name="P41"/>
      <text:p text:style-name="P41">- fournir les autres documents ou informations jugées utiles (toujours en format HTML, afin d’en faciliter l’intégration)</text:p>
      <text:p text:style-name="P41"/>
      <text:p text:style-name="P41">- fournir les logos du CVAC et de tout autre organisme qu’il désire voir apparaître sur son site</text:p>
      <text:p text:style-name="P41"/>
      <text:p text:style-name="P41">- accepter que les noms ou logos du prestataire apparaissent sur toutes les pages du site dans un endroit prévu à cet effet</text:p>
      <text:p text:style-name="P41"/>
      <text:p text:style-name="P41">- accepter que les noms ou logos de ceux dont le prestataire fait crédit (ex: ATILF pour Morphalou) apparaissent sur le site dans un endroit prévu à cet effet</text:p>
      <text:p text:style-name="P52"/>
      <text:p text:style-name="P52"/>
      <text:p text:style-name="P9"><text:span text:style-name="T49">ARTIC</text:span><text:span text:style-name="T52">L</text:span><text:span text:style-name="T49">E</text:span><text:span text:style-name="T52"> 8</text:span><text:span text:style-name="T54"> </text:span><text:span text:style-name="T49">–</text:span><text:span text:style-name="T54"> </text:span><text:span text:style-name="T49">DUREE</text:span><text:span text:style-name="T57"> </text:span><text:span text:style-name="T49">ET RESILIA</text:span><text:span text:style-name="T52">T</text:span><text:span text:style-name="T55">I</text:span><text:span text:style-name="T49">ON</text:span></text:p>
      <text:p text:style-name="P88">12 mois ou 18 mois</text:p>
      <text:p text:style-name="P2"/>
      <text:p text:style-name="P57"><text:span text:style-name="T14">Sauf précision, l</text:span><text:span text:style-name="T11">es frais inhérents à l’hébergement du site sont</text:span><text:span text:style-name="T10"> rec</text:span><text:span text:style-name="T3">o</text:span><text:span text:style-name="T10">nduits </text:span><text:span text:style-name="T9">p</text:span><text:span text:style-name="T3">a</text:span><text:span text:style-name="T10">r </text:span><text:span text:style-name="T5">e</text:span><text:span text:style-name="T10">xpresse reconduction par période de douze mois.</text:span></text:p>
      <text:p text:style-name="P45"/>
      <text:p text:style-name="P58"><text:span text:style-name="T3">D</text:span><text:span text:style-name="T10">ans</text:span><text:span text:style-name="T30"> </text:span><text:span text:style-name="T3">l</text:span><text:span text:style-name="T10">e</text:span><text:span text:style-name="T31"> </text:span><text:span text:style-name="T3">c</text:span><text:span text:style-name="T10">as</text:span><text:span text:style-name="T30"> </text:span><text:span text:style-name="T10">où</text:span><text:span text:style-name="T30"> </text:span><text:span text:style-name="T10">le</text:span><text:span text:style-name="T31"> </text:span><text:span text:style-name="T9">l</text:span><text:span text:style-name="T3">ice</text:span><text:span text:style-name="T10">n</text:span><text:span text:style-name="T9">c</text:span><text:span text:style-name="T3">i</text:span><text:span text:style-name="T10">é</text:span><text:span text:style-name="T31"> </text:span><text:span text:style-name="T10">ne</text:span><text:span text:style-name="T31"> </text:span><text:span text:style-name="T10">sou</text:span><text:span text:style-name="T3">ha</text:span><text:span text:style-name="T9">i</text:span><text:span text:style-name="T3">te</text:span><text:span text:style-name="T10">rait</text:span><text:span text:style-name="T30"> </text:span><text:span text:style-name="T10">plus</text:span><text:span text:style-name="T30"> </text:span><text:span text:style-name="T10">bé</text:span><text:span text:style-name="T3">n</text:span><text:span text:style-name="T10">éf</text:span><text:span text:style-name="T3">i</text:span><text:span text:style-name="T10">c</text:span><text:span text:style-name="T3">ie</text:span><text:span text:style-name="T10">r</text:span><text:span text:style-name="T30"> </text:span><text:span text:style-name="T10">du site,</text:span><text:span text:style-name="T30"> </text:span><text:span text:style-name="T10">il</text:span><text:span text:style-name="T32"> </text:span><text:span text:style-name="T10">d</text:span><text:span text:style-name="T3">e</text:span><text:span text:style-name="T10">vra </text:span><text:span text:style-name="T3">e</text:span><text:span text:style-name="T10">n</text:span><text:span text:style-name="T7"> </text:span><text:span text:style-name="T3">a</text:span><text:span text:style-name="T10">v</text:span><text:span text:style-name="T3">e</text:span><text:span text:style-name="T10">rt</text:span><text:span text:style-name="T9">i</text:span><text:span text:style-name="T10">r</text:span><text:span text:style-name="T7"> </text:span><text:span text:style-name="T3">l</text:span><text:span text:style-name="T10">e</text:span><text:span text:style-name="T5"> </text:span><text:span text:style-name="T11">prestataire</text:span><text:span text:style-name="T26"> </text:span><text:span text:style-name="T3">douze</text:span><text:span text:style-name="T7"> </text:span><text:span text:style-name="T10">mois</text:span><text:span text:style-name="T25"> </text:span><text:span text:style-name="T3">a</text:span><text:span text:style-name="T10">vant</text:span><text:span text:style-name="T25"> </text:span><text:span text:style-name="T3">l</text:span><text:span text:style-name="T10">a da</text:span><text:span text:style-name="T9">t</text:span><text:span text:style-name="T10">e</text:span><text:span text:style-name="T5"> </text:span><text:span text:style-name="T10">d’expira</text:span><text:span text:style-name="T5">t</text:span><text:span text:style-name="T7">i</text:span><text:span text:style-name="T10">on</text:span><text:span text:style-name="T9"> </text:span><text:span text:style-name="T10">de</text:span><text:span text:style-name="T5"> </text:span><text:span text:style-name="T10">la</text:span><text:span text:style-name="T5"> </text:span><text:span text:style-name="T10">pério</text:span><text:span text:style-name="T3">d</text:span><text:span text:style-name="T10">e </text:span><text:span text:style-name="T3">e</text:span><text:span text:style-name="T10">n c</text:span><text:span text:style-name="T3">o</text:span><text:span text:style-name="T11">u</text:span><text:span text:style-name="T10">rs.</text:span></text:p>
      <text:p text:style-name="P26"/>
      <text:p text:style-name="P57"><text:span text:style-name="T10">A</text:span><text:span text:style-name="T7"> </text:span><text:span text:style-name="T10">p</text:span><text:span text:style-name="T3">a</text:span><text:span text:style-name="T10">rt</text:span><text:span text:style-name="T9">i</text:span><text:span text:style-name="T10">r</text:span><text:span text:style-name="T5"> </text:span><text:span text:style-name="T10">du</text:span><text:span text:style-name="T5"> </text:span><text:span text:style-name="T3">m</text:span><text:span text:style-name="T10">oment</text:span><text:span text:style-name="T25"> </text:span><text:span text:style-name="T10">où</text:span><text:span text:style-name="T5"> </text:span><text:span text:style-name="T10">le</text:span><text:span text:style-name="T7"> </text:span><text:span text:style-name="T9">t</text:span><text:span text:style-name="T3">i</text:span><text:span text:style-name="T10">tu</text:span><text:span text:style-name="T9">l</text:span><text:span text:style-name="T10">a</text:span><text:span text:style-name="T9">i</text:span><text:span text:style-name="T10">re</text:span><text:span text:style-name="T25"> </text:span><text:span text:style-name="T10">ré</text:span><text:span text:style-name="T3">si</text:span><text:span text:style-name="T10">l</text:span><text:span text:style-name="T9">i</text:span><text:span text:style-name="T10">e</text:span><text:span text:style-name="T7"> </text:span><text:span text:style-name="T3">l</text:span><text:span text:style-name="T10">e</text:span><text:span text:style-name="T9"> </text:span><text:span text:style-name="T3">c</text:span><text:span text:style-name="T10">o</text:span><text:span text:style-name="T11">n</text:span><text:span text:style-name="T10">t</text:span><text:span text:style-name="T9">r</text:span><text:span text:style-name="T10">at,</text:span><text:span text:style-name="T9"> </text:span><text:span text:style-name="T3">c</text:span><text:span text:style-name="T10">e</text:span><text:span text:style-name="T9"> </text:span><text:span text:style-name="T10">d</text:span><text:span text:style-name="T3">e</text:span><text:span text:style-name="T10">rn</text:span><text:span text:style-name="T3">ie</text:span><text:span text:style-name="T10">r de</text:span><text:span text:style-name="T9">m</text:span><text:span text:style-name="T10">eure</text:span><text:span text:style-name="T9"> </text:span><text:span text:style-name="T10">li</text:span><text:span text:style-name="T9">b</text:span><text:span text:style-name="T10">re d’u</text:span><text:span text:style-name="T7">t</text:span><text:span text:style-name="T10">i</text:span><text:span text:style-name="T9">l</text:span><text:span text:style-name="T10">is</text:span><text:span text:style-name="T3">e</text:span><text:span text:style-name="T10">r le programme</text:span><text:span text:style-name="T33"> </text:span><text:span text:style-name="T11">d</text:span><text:span text:style-name="T10">ans</text:span><text:span text:style-name="T5"> </text:span><text:span text:style-name="T3">l</text:span><text:span text:style-name="T10">a </text:span><text:span text:style-name="T11">d</text:span><text:span text:style-name="T3">e</text:span><text:span text:style-name="T10">rn</text:span><text:span text:style-name="T3">iè</text:span><text:span text:style-name="T10">re v</text:span><text:span text:style-name="T9">e</text:span><text:span text:style-name="T10">rsion ins</text:span><text:span text:style-name="T9">t</text:span><text:span text:style-name="T10">all</text:span><text:span text:style-name="T3">é</text:span><text:span text:style-name="T10">e</text:span><text:span text:style-name="T9"> </text:span><text:span text:style-name="T14">a</text:span><text:span text:style-name="T10">u m</text:span><text:span text:style-name="T3">o</text:span><text:span text:style-name="T10">ment</text:span><text:span text:style-name="T5"> </text:span><text:span text:style-name="T11">d</text:span><text:span text:style-name="T10">e </text:span><text:span text:style-name="T9">l</text:span><text:span text:style-name="T10">a résil</text:span><text:span text:style-name="T5">i</text:span><text:span text:style-name="T10">ation.</text:span></text:p>
      <text:p text:style-name="P42"><text:span text:style-name="T11">I</text:span><text:span text:style-name="T10">l</text:span><text:span text:style-name="T14"> </text:span><text:span text:style-name="T10">n</text:span><text:span text:style-name="T11">’</text:span><text:span text:style-name="T9">e</text:span><text:span text:style-name="T3">s</text:span><text:span text:style-name="T10">t</text:span><text:span text:style-name="T7"> </text:span><text:span text:style-name="T10">plus aut</text:span><text:span text:style-name="T3">o</text:span><text:span text:style-name="T10">risé à</text:span><text:span text:style-name="T34"> </text:span><text:span text:style-name="T10">procé</text:span><text:span text:style-name="T3">de</text:span><text:span text:style-name="T10">r aux</text:span><text:span text:style-name="T25"> </text:span><text:span text:style-name="T10">mises</text:span><text:span text:style-name="T9"> </text:span><text:span text:style-name="T10">à jo</text:span><text:span text:style-name="T3">u</text:span><text:span text:style-name="T10">r ou aux</text:span><text:span text:style-name="T25"> </text:span><text:span text:style-name="T10">mises</text:span><text:span text:style-name="T9"> </text:span><text:span text:style-name="T10">à ni</text:span><text:span text:style-name="T3">ve</text:span><text:span text:style-name="T10">au. </text:span></text:p>
      <text:p text:style-name="P2"><text:soft-page-break/></text:p>
      <text:p text:style-name="P7">Précision les durée peuvent être pris un, trois, 12 24 mois ...</text:p>
      <text:p text:style-name="P7"/>
      <text:p text:style-name="P7"/>
      <text:p text:style-name="P61"><text:span text:style-name="T49">ARTIC</text:span><text:span text:style-name="T52">L</text:span><text:span text:style-name="T49">E</text:span><text:span text:style-name="T52"> 9</text:span><text:span text:style-name="T49"> </text:span><text:span text:style-name="T54"><text:s/></text:span><text:span text:style-name="T49">- <text:s/>PROPR</text:span><text:span text:style-name="T57">I</text:span><text:span text:style-name="T49">ETE</text:span><text:span text:style-name="T55"> </text:span><text:span text:style-name="T49">ET SO</text:span><text:span text:style-name="T57">U</text:span><text:span text:style-name="T49">S</text:span><text:span text:style-name="T54">-</text:span><text:span text:style-name="T49">T</text:span><text:span text:style-name="T52">R</text:span><text:span text:style-name="T57">A</text:span><text:span text:style-name="T55">I</text:span><text:span text:style-name="T49">TA</text:span><text:span text:style-name="T51">N</text:span><text:span text:style-name="T49">CE</text:span></text:p>
      <text:p text:style-name="P18"/>
      <text:p text:style-name="P62"><text:span text:style-name="T14">L</text:span><text:span text:style-name="T10">e presta</text:span><text:span text:style-name="T9">t</text:span><text:span text:style-name="T10">a</text:span><text:span text:style-name="T9">i</text:span><text:span text:style-name="T10">re</text:span><text:span text:style-name="T9"> </text:span><text:span text:style-name="T3">c</text:span><text:span text:style-name="T10">o</text:span><text:span text:style-name="T11">n</text:span><text:span text:style-name="T10">serv</text:span><text:span text:style-name="T3">e</text:span><text:span text:style-name="T10">ra</text:span><text:span text:style-name="T9"> </text:span><text:span text:style-name="T3">l</text:span><text:span text:style-name="T10">a</text:span><text:span text:style-name="T9"> </text:span><text:span text:style-name="T10">propr</text:span><text:span text:style-name="T3">i</text:span><text:span text:style-name="T10">é</text:span><text:span text:style-name="T9">t</text:span><text:span text:style-name="T10">é</text:span><text:span text:style-name="T9"> </text:span><text:span text:style-name="T11">d</text:span><text:span text:style-name="T10">e</text:span><text:span text:style-name="T9"> </text:span><text:span text:style-name="T10">tous</text:span><text:span text:style-name="T5"> </text:span><text:span text:style-name="T10">l</text:span><text:span text:style-name="T3">e</text:span><text:span text:style-name="T10">s</text:span><text:span text:style-name="T24"> </text:span><text:span text:style-name="T10">dé</text:span><text:span text:style-name="T3">v</text:span><text:span text:style-name="T10">elop</text:span><text:span text:style-name="T9">p</text:span><text:span text:style-name="T10">ements</text:span><text:span text:style-name="T25"> </text:span><text:span text:style-name="T10">in</text:span><text:span text:style-name="T3">f</text:span><text:span text:style-name="T10">ormatiques</text:span><text:span text:style-name="T25"> </text:span><text:span text:style-name="T10">ou au</text:span><text:span text:style-name="T9">t</text:span><text:span text:style-name="T10">r</text:span><text:span text:style-name="T3">e</text:span><text:span text:style-name="T10">s</text:span><text:span text:style-name="T9"> </text:span><text:span text:style-name="T10">dont il</text:span><text:span text:style-name="T35"> </text:span><text:span text:style-name="T3">s</text:span><text:span text:style-name="T10">era</text:span><text:span text:style-name="T24"> </text:span><text:span text:style-name="T3">l</text:span><text:span text:style-name="T10">’aute</text:span><text:span text:style-name="T11">u</text:span><text:span text:style-name="T10">r.</text:span></text:p>
      <text:p text:style-name="P45"/>
      <text:p text:style-name="P63"><text:span text:style-name="T11">I</text:span><text:span text:style-name="T10">l</text:span><text:span text:style-name="T36"> </text:span><text:span text:style-name="T10">pou</text:span><text:span text:style-name="T11">r</text:span><text:span text:style-name="T10">ra </text:span><text:span text:style-name="T3">s</text:span><text:span text:style-name="T10">eul </text:span><text:span text:style-name="T9">p</text:span><text:span text:style-name="T10">ré</text:span><text:span text:style-name="T9">t</text:span><text:span text:style-name="T3">e</text:span><text:span text:style-name="T10">ndre </text:span><text:span text:style-name="T3">a</text:span><text:span text:style-name="T10">u savo</text:span><text:span text:style-name="T9">i</text:span><text:span text:style-name="T10">r fai</text:span><text:span text:style-name="T3">r</text:span><text:span text:style-name="T10">e</text:span><text:span text:style-name="T9"> </text:span><text:span text:style-name="T10">d</text:span><text:span text:style-name="T3">é</text:span><text:span text:style-name="T10">v</text:span><text:span text:style-name="T3">e</text:span><text:span text:style-name="T10">loppé </text:span><text:span text:style-name="T9">l</text:span><text:span text:style-name="T10">ors</text:span><text:span text:style-name="T7"> </text:span><text:span text:style-name="T10">de ses</text:span><text:span text:style-name="T9"> </text:span><text:span text:style-name="T10">pres</text:span><text:span text:style-name="T9">t</text:span><text:span text:style-name="T10">a</text:span><text:span text:style-name="T9">ti</text:span><text:span text:style-name="T10">on</text:span><text:span text:style-name="T3">s</text:span><text:span text:style-name="T10">.</text:span></text:p>
      <text:p text:style-name="P33"/>
      <text:p text:style-name="P76"><text:span text:style-name="T14">L</text:span><text:span text:style-name="T10">e</text:span><text:span text:style-name="T37"> </text:span><text:span text:style-name="T10">pres</text:span><text:span text:style-name="T3">t</text:span><text:span text:style-name="T10">a</text:span><text:span text:style-name="T9">t</text:span><text:span text:style-name="T10">a</text:span><text:span text:style-name="T9">i</text:span><text:span text:style-name="T10">re</text:span><text:span text:style-name="T38"> </text:span><text:span text:style-name="T10">se</text:span><text:span text:style-name="T39"> </text:span><text:span text:style-name="T10">r</text:span><text:span text:style-name="T3">ése</text:span><text:span text:style-name="T10">rve</text:span><text:span text:style-name="T39"> </text:span><text:span text:style-name="T3">l</text:span><text:span text:style-name="T10">e</text:span><text:span text:style-name="T37"> </text:span><text:span text:style-name="T10">droit</text:span><text:span text:style-name="T40"> </text:span><text:span text:style-name="T10">de</text:span><text:span text:style-name="T38"> </text:span><text:span text:style-name="T10">sous</text:span><text:span text:style-name="T38"> </text:span><text:span text:style-name="T10">–</text:span><text:span text:style-name="T39"> </text:span><text:span text:style-name="T10">t</text:span><text:span text:style-name="T3">r</text:span><text:span text:style-name="T9">a</text:span><text:span text:style-name="T3">it</text:span><text:span text:style-name="T10">er</text:span><text:span text:style-name="T39"> </text:span><text:span text:style-name="T10">tout</text:span><text:span text:style-name="T38"> </text:span><text:span text:style-name="T10">ou</text:span><text:span text:style-name="T39"> </text:span><text:span text:style-name="T10">part</text:span><text:span text:style-name="T9">i</text:span><text:span text:style-name="T10">e</text:span><text:span text:style-name="T38"> </text:span><text:span text:style-name="T11">d</text:span><text:span text:style-name="T3">e</text:span><text:span text:style-name="T10">s</text:span><text:span text:style-name="T38"> </text:span><text:span text:style-name="T10">p</text:span><text:span text:style-name="T11">r</text:span><text:span text:style-name="T9">e</text:span><text:span text:style-name="T3">s</text:span><text:span text:style-name="T10">t</text:span><text:span text:style-name="T3">a</text:span><text:span text:style-name="T9">t</text:span><text:span text:style-name="T10">ions,</text:span><text:span text:style-name="T39"> </text:span><text:span text:style-name="T10">o</text:span><text:span text:style-name="T11">b</text:span><text:span text:style-name="T7">j</text:span><text:span text:style-name="T14">e</text:span><text:span text:style-name="T10">t</text:span><text:span text:style-name="T40"> </text:span><text:span text:style-name="T10">du pr</text:span><text:span text:style-name="T3">é</text:span><text:span text:style-name="T10">sent </text:span><text:span text:style-name="T9">c</text:span><text:span text:style-name="T10">on</text:span><text:span text:style-name="T3">t</text:span><text:span text:style-name="T10">rat, à</text:span><text:span text:style-name="T9"> </text:span><text:span text:style-name="T10">tout t</text:span><text:span text:style-name="T5">i</text:span><text:span text:style-name="T3">e</text:span><text:span text:style-name="T10">rs a</text:span><text:span text:style-name="T11">y</text:span><text:span text:style-name="T3">a</text:span><text:span text:style-name="T10">nt</text:span><text:span text:style-name="T14"> </text:span><text:span text:style-name="T10">re</text:span><text:span text:style-name="T3">ç</text:span><text:span text:style-name="T10">u son ag</text:span><text:span text:style-name="T11">r</text:span><text:span text:style-name="T10">é</text:span><text:span text:style-name="T14">m</text:span><text:span text:style-name="T10">ent.</text:span></text:p>
      <text:p text:style-name="P89">OK</text:p>
      <text:p text:style-name="P5"/>
      <text:p text:style-name="P17"><text:bookmark text:name="_GoBack"/></text:p>
      <text:p text:style-name="P64"><text:span text:style-name="T49">ARTIC</text:span><text:span text:style-name="T52">L</text:span><text:span text:style-name="T49">E</text:span><text:span text:style-name="T52"> 10</text:span><text:span text:style-name="T59"> </text:span><text:span text:style-name="T49">- <text:s/>SECR</text:span><text:span text:style-name="T51">E</text:span><text:span text:style-name="T49">T</text:span><text:span text:style-name="T52"> </text:span><text:span text:style-name="T49">ET CONFIDEN</text:span><text:span text:style-name="T57">T</text:span><text:span text:style-name="T55">I</text:span><text:span text:style-name="T49">A</text:span><text:span text:style-name="T52">LI</text:span><text:span text:style-name="T49">TE</text:span></text:p>
      <text:p text:style-name="P15"/>
      <text:p text:style-name="P2"/>
      <text:p text:style-name="P59"><text:span text:style-name="T10">Ch</text:span><text:span text:style-name="T3">a</text:span><text:span text:style-name="T10">cu</text:span><text:span text:style-name="T3">n</text:span><text:span text:style-name="T10">e</text:span><text:span text:style-name="T26"> </text:span><text:span text:style-name="T10">d</text:span><text:span text:style-name="T9">e</text:span><text:span text:style-name="T10">s</text:span><text:span text:style-name="T25"> </text:span><text:span text:style-name="T11">p</text:span><text:span text:style-name="T3">a</text:span><text:span text:style-name="T10">rt</text:span><text:span text:style-name="T9">i</text:span><text:span text:style-name="T10">es</text:span><text:span text:style-name="T7"> </text:span><text:span text:style-name="T10">s</text:span><text:span text:style-name="T9">’</text:span><text:span text:style-name="T10">e</text:span><text:span text:style-name="T3">n</text:span><text:span text:style-name="T10">g</text:span><text:span text:style-name="T3">a</text:span><text:span text:style-name="T10">ge à</text:span><text:span text:style-name="T26"> </text:span><text:span text:style-name="T14">c</text:span><text:span text:style-name="T10">onserv</text:span><text:span text:style-name="T3">e</text:span><text:span text:style-name="T10">r</text:span><text:span text:style-name="T24"> </text:span><text:span text:style-name="T3">c</text:span><text:span text:style-name="T10">on</text:span><text:span text:style-name="T11">f</text:span><text:span text:style-name="T7">i</text:span><text:span text:style-name="T10">d</text:span><text:span text:style-name="T3">e</text:span><text:span text:style-name="T10">n</text:span><text:span text:style-name="T7">t</text:span><text:span text:style-name="T3">i</text:span><text:span text:style-name="T10">els</text:span><text:span text:style-name="T26"> </text:span><text:span text:style-name="T10">l</text:span><text:span text:style-name="T3">e</text:span><text:span text:style-name="T10">s</text:span><text:span text:style-name="T41"> </text:span><text:span text:style-name="T3">i</text:span><text:span text:style-name="T10">nf</text:span><text:span text:style-name="T11">o</text:span><text:span text:style-name="T5">r</text:span><text:span text:style-name="T10">m</text:span><text:span text:style-name="T14">a</text:span><text:span text:style-name="T9">t</text:span><text:span text:style-name="T10">ions</text:span><text:span text:style-name="T35"> </text:span><text:span text:style-name="T3">e</text:span><text:span text:style-name="T10">t</text:span><text:span text:style-name="T25"> </text:span><text:span text:style-name="T10">docu</text:span><text:span text:style-name="T9">m</text:span><text:span text:style-name="T10">ents </text:span><text:span text:style-name="T3">c</text:span><text:span text:style-name="T10">on</text:span><text:span text:style-name="T3">c</text:span><text:span text:style-name="T14">e</text:span><text:span text:style-name="T10">rnant </text:span><text:span text:style-name="T42"><text:s/></text:span><text:span text:style-name="T3">l</text:span><text:span text:style-name="T11">’</text:span><text:span text:style-name="T9">a</text:span><text:span text:style-name="T10">u</text:span><text:span text:style-name="T3">t</text:span><text:span text:style-name="T10">re </text:span><text:span text:style-name="T43"><text:s/></text:span><text:span text:style-name="T11">p</text:span><text:span text:style-name="T3">a</text:span><text:span text:style-name="T10">rt</text:span><text:span text:style-name="T9">i</text:span><text:span text:style-name="T10">e, </text:span><text:span text:style-name="T43"><text:s/></text:span><text:span text:style-name="T10">de </text:span><text:span text:style-name="T44"><text:s/></text:span><text:span text:style-name="T10">qu</text:span><text:span text:style-name="T9">e</text:span><text:span text:style-name="T3">l</text:span><text:span text:style-name="T10">que </text:span><text:span text:style-name="T44"><text:s/></text:span><text:span text:style-name="T10">n</text:span><text:span text:style-name="T3">a</text:span><text:span text:style-name="T10">tu</text:span><text:span text:style-name="T3">r</text:span><text:span text:style-name="T10">e </text:span><text:span text:style-name="T43"><text:s/></text:span><text:span text:style-name="T10">q</text:span><text:span text:style-name="T11">u</text:span><text:span text:style-name="T10">’ils </text:span><text:span text:style-name="T43"><text:s/></text:span><text:span text:style-name="T10">soi</text:span><text:span text:style-name="T9">e</text:span><text:span text:style-name="T10">nt</text:span><text:span text:style-name="T17">, </text:span><text:span text:style-name="T3">a</text:span><text:span text:style-name="T10">uxqu</text:span><text:span text:style-name="T9">e</text:span><text:span text:style-name="T3">l</text:span><text:span text:style-name="T10">s</text:span><text:span text:style-name="T7"> </text:span><text:span text:style-name="T3">el</text:span><text:span text:style-name="T7">l</text:span><text:span text:style-name="T10">e </text:span><text:span text:style-name="T3">a</text:span><text:span text:style-name="T10">ur</text:span><text:span text:style-name="T3">a</text:span><text:span text:style-name="T10">it pu a</text:span><text:span text:style-name="T9">v</text:span><text:span text:style-name="T10">oir</text:span><text:span text:style-name="T3"> </text:span><text:span text:style-name="T10">a</text:span><text:span text:style-name="T9">c</text:span><text:span text:style-name="T3">cè</text:span><text:span text:style-name="T10">s</text:span><text:span text:style-name="T3"> </text:span><text:span text:style-name="T10">au </text:span><text:span text:style-name="T3">c</text:span><text:span text:style-name="T10">ours </text:span><text:span text:style-name="T9">d</text:span><text:span text:style-name="T10">e l</text:span><text:span text:style-name="T3">’</text:span><text:span text:style-name="T9">e</text:span><text:span text:style-name="T10">xé</text:span><text:span text:style-name="T3">c</text:span><text:span text:style-name="T10">u</text:span><text:span text:style-name="T7">t</text:span><text:span text:style-name="T10">ion du </text:span><text:span text:style-name="T3">c</text:span><text:span text:style-name="T10">on</text:span><text:span text:style-name="T3">t</text:span><text:span text:style-name="T10">rat.</text:span></text:p>
      <text:p text:style-name="P60"/>
      <text:p text:style-name="P77"><text:span text:style-name="T3">D</text:span><text:span text:style-name="T10">e</text:span><text:span text:style-name="T42"> </text:span><text:span text:style-name="T10">m</text:span><text:span text:style-name="T9">ê</text:span><text:span text:style-name="T10">me,</text:span><text:span text:style-name="T22"> </text:span><text:span text:style-name="T3">l</text:span><text:span text:style-name="T10">e</text:span><text:span text:style-name="T22"> </text:span><text:span text:style-name="T10">présent</text:span><text:span text:style-name="T19"> </text:span><text:span text:style-name="T3">c</text:span><text:span text:style-name="T10">ont</text:span><text:span text:style-name="T9">r</text:span><text:span text:style-name="T10">at,</text:span><text:span text:style-name="T19"> </text:span><text:span text:style-name="T3">se</text:span><text:span text:style-name="T10">s</text:span><text:span text:style-name="T22"> </text:span><text:span text:style-name="T10">a</text:span><text:span text:style-name="T3">n</text:span><text:span text:style-name="T11">n</text:span><text:span text:style-name="T10">exes</text:span><text:span text:style-name="T45"> </text:span><text:span text:style-name="T10">et</text:span><text:span text:style-name="T22"> </text:span><text:span text:style-name="T3">l</text:span><text:span text:style-name="T10">es</text:span><text:span text:style-name="T45"> </text:span><text:span text:style-name="T3">c</text:span><text:span text:style-name="T10">on</text:span><text:span text:style-name="T11">d</text:span><text:span text:style-name="T7">i</text:span><text:span text:style-name="T10">t</text:span><text:span text:style-name="T9">i</text:span><text:span text:style-name="T10">ons</text:span><text:span text:style-name="T22"> </text:span><text:span text:style-name="T10">p</text:span><text:span text:style-name="T3">a</text:span><text:span text:style-name="T10">r</text:span><text:span text:style-name="T3">ti</text:span><text:span text:style-name="T9">c</text:span><text:span text:style-name="T10">u</text:span><text:span text:style-name="T3">li</text:span><text:span text:style-name="T10">ères</text:span><text:span text:style-name="T45"> </text:span><text:span text:style-name="T10">qui</text:span><text:span text:style-name="T22"> </text:span><text:span text:style-name="T10">y</text:span><text:span text:style-name="T46"> </text:span><text:span text:style-name="T11">f</text:span><text:span text:style-name="T10">i</text:span><text:span text:style-name="T3">g</text:span><text:span text:style-name="T10">ur</text:span><text:span text:style-name="T3">e</text:span><text:span text:style-name="T10">nt</text:span><text:span text:style-name="T19"> </text:span><text:span text:style-name="T3">s</text:span><text:span text:style-name="T10">ont r</text:span><text:span text:style-name="T3">é</text:span><text:span text:style-name="T10">pu</text:span><text:span text:style-name="T3">t</text:span><text:span text:style-name="T10">é</text:span><text:span text:style-name="T9">e</text:span><text:span text:style-name="T10">s</text:span><text:span text:style-name="T5"> </text:span><text:span text:style-name="T14">c</text:span><text:span text:style-name="T10">on</text:span><text:span text:style-name="T5">f</text:span><text:span text:style-name="T10">i</text:span><text:span text:style-name="T3">de</text:span><text:span text:style-name="T10">nt</text:span><text:span text:style-name="T9">i</text:span><text:span text:style-name="T10">els</text:span><text:span text:style-name="T25"> </text:span><text:span text:style-name="T14">e</text:span><text:span text:style-name="T10">t</text:span><text:span text:style-name="T5"> </text:span><text:span text:style-name="T10">à ce t</text:span><text:span text:style-name="T9">i</text:span><text:span text:style-name="T10">t</text:span><text:span text:style-name="T3">re</text:span><text:span text:style-name="T10">,</text:span><text:span text:style-name="T7"> </text:span><text:span text:style-name="T11">n</text:span><text:span text:style-name="T10">e</text:span><text:span text:style-name="T5"> </text:span><text:span text:style-name="T10">p</text:span><text:span text:style-name="T3">e</text:span><text:span text:style-name="T10">uv</text:span><text:span text:style-name="T9">e</text:span><text:span text:style-name="T10">nt</text:span><text:span text:style-name="T5"> </text:span><text:span text:style-name="T10">f</text:span><text:span text:style-name="T11">a</text:span><text:span text:style-name="T10">i</text:span><text:span text:style-name="T9">r</text:span><text:span text:style-name="T10">e </text:span><text:span text:style-name="T3">l</text:span><text:span text:style-name="T10">’obj</text:span><text:span text:style-name="T9">e</text:span><text:span text:style-name="T10">t,</text:span><text:span text:style-name="T5"> </text:span><text:span text:style-name="T10">ni</text:span><text:span text:style-name="T5"> </text:span><text:span text:style-name="T11">d</text:span><text:span text:style-name="T10">’une publ</text:span><text:span text:style-name="T9">i</text:span><text:span text:style-name="T3">c</text:span><text:span text:style-name="T10">ation,</text:span><text:span text:style-name="T9"> </text:span><text:span text:style-name="T10">ni</text:span><text:span text:style-name="T5"> </text:span><text:span text:style-name="T10">d’une </text:span><text:span text:style-name="T3">c</text:span><text:span text:style-name="T10">o</text:span><text:span text:style-name="T3">mm</text:span><text:span text:style-name="T10">unication</text:span><text:span text:style-name="T3"> </text:span><text:span text:style-name="T10">à</text:span><text:span text:style-name="T7"> </text:span><text:span text:style-name="T10">des t</text:span><text:span text:style-name="T9">i</text:span><text:span text:style-name="T10">er</text:span><text:span text:style-name="T7">s</text:span><text:span text:style-name="T10">, sauf auto</text:span><text:span text:style-name="T3">r</text:span><text:span text:style-name="T10">is</text:span><text:span text:style-name="T9">a</text:span><text:span text:style-name="T10">tion </text:span><text:span text:style-name="T7">e</text:span><text:span text:style-name="T10">xp</text:span><text:span text:style-name="T11">r</text:span><text:span text:style-name="T10">es</text:span><text:span text:style-name="T9">s</text:span><text:span text:style-name="T10">e des deux</text:span><text:span text:style-name="T7"> </text:span><text:span text:style-name="T10">p</text:span><text:span text:style-name="T3">a</text:span><text:span text:style-name="T10">r</text:span><text:span text:style-name="T7">t</text:span><text:span text:style-name="T3">i</text:span><text:span text:style-name="T10">es.</text:span></text:p>
      <text:p text:style-name="P90">OK ...</text:p>
      <text:p text:style-name="P4"/>
      <text:p text:style-name="P4"/>
      <text:p text:style-name="P65"><text:span text:style-name="T49">ARTIC</text:span><text:span text:style-name="T52">L</text:span><text:span text:style-name="T49">E</text:span><text:span text:style-name="T52"> </text:span><text:span text:style-name="T49">11</text:span><text:span text:style-name="T59"> </text:span><text:span text:style-name="T49">–</text:span><text:span text:style-name="T54"> </text:span><text:span text:style-name="T49">STIPULATIONS</text:span><text:span text:style-name="T59"> </text:span><text:span text:style-name="T49">DI</text:span><text:span text:style-name="T52">V</text:span><text:span text:style-name="T49">E</text:span><text:span text:style-name="T58">R</text:span><text:span text:style-name="T54">S</text:span><text:span text:style-name="T49">ES</text:span><text:span text:style-name="T61"> </text:span><text:span text:style-name="T49">:</text:span></text:p>
      <text:p text:style-name="P26"/>
      <text:p text:style-name="P66"><text:span text:style-name="T14">L</text:span><text:span text:style-name="T3">e</text:span><text:span text:style-name="T10">s</text:span><text:span text:style-name="T9"> </text:span><text:span text:style-name="T3">c</text:span><text:span text:style-name="T10">ond</text:span><text:span text:style-name="T3">i</text:span><text:span text:style-name="T10">tions</text:span><text:span text:style-name="T24"> </text:span><text:span text:style-name="T10">gé</text:span><text:span text:style-name="T3">n</text:span><text:span text:style-name="T14">é</text:span><text:span text:style-name="T10">ra</text:span><text:span text:style-name="T3">l</text:span><text:span text:style-name="T10">es</text:span><text:span text:style-name="T5"> </text:span><text:span text:style-name="T11">d</text:span><text:span text:style-name="T10">e</text:span><text:span text:style-name="T9"> </text:span><text:span text:style-name="T10">m</text:span><text:span text:style-name="T9">a</text:span><text:span text:style-name="T3">i</text:span><text:span text:style-name="T10">ntenan</text:span><text:span text:style-name="T14">c</text:span><text:span text:style-name="T10">e</text:span><text:span text:style-name="T9"> </text:span><text:span text:style-name="T10">seront</text:span><text:span text:style-name="T7"> </text:span><text:span text:style-name="T10">in</text:span><text:span text:style-name="T9">t</text:span><text:span text:style-name="T3">e</text:span><text:span text:style-name="T10">rp</text:span><text:span text:style-name="T11">r</text:span><text:span text:style-name="T9">é</text:span><text:span text:style-name="T3">tée</text:span><text:span text:style-name="T10">s</text:span><text:span text:style-name="T7"> </text:span><text:span text:style-name="T3">e</text:span><text:span text:style-name="T10">t</text:span><text:span text:style-name="T7"> </text:span><text:span text:style-name="T10">ré</text:span><text:span text:style-name="T3">gie</text:span><text:span text:style-name="T10">s</text:span><text:span text:style-name="T7"> </text:span><text:span text:style-name="T3">c</text:span><text:span text:style-name="T10">onf</text:span><text:span text:style-name="T11">o</text:span><text:span text:style-name="T10">rmément</text:span><text:span text:style-name="T7"> </text:span><text:span text:style-name="T3">a</text:span><text:span text:style-name="T10">u dro</text:span><text:span text:style-name="T3">i</text:span><text:span text:style-name="T10">t </text:span><text:span text:style-name="T11">suisse</text:span><text:span text:style-name="T10">.</text:span></text:p>
      <text:p text:style-name="P26"/>
      <text:p text:style-name="P67"><text:span text:style-name="T10">Tous</text:span><text:span text:style-name="T7"> </text:span><text:span text:style-name="T3">le</text:span><text:span text:style-name="T10">s</text:span><text:span text:style-name="T25"> </text:span><text:span text:style-name="T10">lit</text:span><text:span text:style-name="T9">i</text:span><text:span text:style-name="T11">g</text:span><text:span text:style-name="T3">e</text:span><text:span text:style-name="T7">s</text:span><text:span text:style-name="T10">,</text:span><text:span text:style-name="T7"> </text:span><text:span text:style-name="T10">d</text:span><text:span text:style-name="T3">i</text:span><text:span text:style-name="T10">ffi</text:span><text:span text:style-name="T3">c</text:span><text:span text:style-name="T10">u</text:span><text:span text:style-name="T7">l</text:span><text:span text:style-name="T3">t</text:span><text:span text:style-name="T10">és,</text:span><text:span text:style-name="T9"> </text:span><text:span text:style-name="T10">ré</text:span><text:span text:style-name="T3">cl</text:span><text:span text:style-name="T10">amations</text:span><text:span text:style-name="T7"> </text:span><text:span text:style-name="T10">r</text:span><text:span text:style-name="T3">el</text:span><text:span text:style-name="T9">a</text:span><text:span text:style-name="T3">ti</text:span><text:span text:style-name="T10">fs</text:span><text:span text:style-name="T25"> </text:span><text:span text:style-name="T10">à</text:span><text:span text:style-name="T5"> </text:span><text:span text:style-name="T3">l</text:span><text:span text:style-name="T10">’in</text:span><text:span text:style-name="T9">t</text:span><text:span text:style-name="T3">e</text:span><text:span text:style-name="T10">rpré</text:span><text:span text:style-name="T7">t</text:span><text:span text:style-name="T14">a</text:span><text:span text:style-name="T9">t</text:span><text:span text:style-name="T10">ion</text:span><text:span text:style-name="T25"> </text:span><text:span text:style-name="T3">e</text:span><text:span text:style-name="T10">t</text:span><text:span text:style-name="T25"> </text:span><text:span text:style-name="T10">à l</text:span><text:span text:style-name="T9">’</text:span><text:span text:style-name="T10">ex</text:span><text:span text:style-name="T3">é</text:span><text:span text:style-name="T10">cution</text:span><text:span text:style-name="T24"> </text:span><text:span text:style-name="T11">d</text:span><text:span text:style-name="T10">es </text:span><text:span text:style-name="T3">c</text:span><text:span text:style-name="T10">onditions</text:span><text:span text:style-name="T3"> </text:span><text:span text:style-name="T9">g</text:span><text:span text:style-name="T10">é</text:span><text:span text:style-name="T3">né</text:span><text:span text:style-name="T10">r</text:span><text:span text:style-name="T3">al</text:span><text:span text:style-name="T10">es de mainte</text:span><text:span text:style-name="T3">n</text:span><text:span text:style-name="T10">a</text:span><text:span text:style-name="T3">n</text:span><text:span text:style-name="T10">ce</text:span><text:span text:style-name="T3"> </text:span><text:span text:style-name="T10">seront soumis</text:span><text:span text:style-name="T7"> </text:span><text:span text:style-name="T3">a</text:span><text:span text:style-name="T10">ux</text:span><text:span text:style-name="T25"> </text:span><text:span text:style-name="T10">T</text:span><text:span text:style-name="T3">r</text:span><text:span text:style-name="T10">ibu</text:span><text:span text:style-name="T3">n</text:span><text:span text:style-name="T10">aux</text:span><text:span text:style-name="T7"> </text:span><text:span text:style-name="T3">c</text:span><text:span text:style-name="T10">o</text:span><text:span text:style-name="T3">m</text:span><text:span text:style-name="T10">pé</text:span><text:span text:style-name="T9">t</text:span><text:span text:style-name="T10">ent</text:span><text:span text:style-name="T3">s</text:span><text:span text:style-name="T10">.</text:span></text:p>
      <text:p text:style-name="P26"/>
      <text:p text:style-name="P67"><text:span text:style-name="T10">A</text:span><text:span text:style-name="T3">u</text:span><text:span text:style-name="T10">cune</text:span><text:span text:style-name="T5"> </text:span><text:span text:style-name="T10">modi</text:span><text:span text:style-name="T9">f</text:span><text:span text:style-name="T10">ic</text:span><text:span text:style-name="T11">a</text:span><text:span text:style-name="T9">t</text:span><text:span text:style-name="T10">ion,</text:span><text:span text:style-name="T5"> </text:span><text:span text:style-name="T10">sup</text:span><text:span text:style-name="T9">p</text:span><text:span text:style-name="T10">r</text:span><text:span text:style-name="T9">e</text:span><text:span text:style-name="T3">s</text:span><text:span text:style-name="T10">sion</text:span><text:span text:style-name="T7"> </text:span><text:span text:style-name="T10">ou</text:span><text:span text:style-name="T7"> </text:span><text:span text:style-name="T3">a</text:span><text:span text:style-name="T10">ddition</text:span><text:span text:style-name="T7"> </text:span><text:span text:style-name="T3">a</text:span><text:span text:style-name="T10">u</text:span><text:span text:style-name="T9"> </text:span><text:span text:style-name="T10">présent</text:span><text:span text:style-name="T5"> </text:span><text:span text:style-name="T3">c</text:span><text:span text:style-name="T10">on</text:span><text:span text:style-name="T3">t</text:span><text:span text:style-name="T10">rat</text:span><text:span text:style-name="T25"> </text:span><text:span text:style-name="T10">ne</text:span><text:span text:style-name="T5"> </text:span><text:span text:style-name="T10">po</text:span><text:span text:style-name="T11">u</text:span><text:span text:style-name="T10">rra </text:span><text:span text:style-name="T3">êt</text:span><text:span text:style-name="T10">re</text:span><text:span text:style-name="T5"> </text:span><text:span text:style-name="T3">a</text:span><text:span text:style-name="T10">ppor</text:span><text:span text:style-name="T9">t</text:span><text:span text:style-name="T3">é</text:span><text:span text:style-name="T10">e</text:span><text:span text:style-name="T5"> </text:span><text:span text:style-name="T10">sans </text:span><text:span text:style-name="T3">l</text:span><text:span text:style-name="T10">’ac</text:span><text:span text:style-name="T9">c</text:span><text:span text:style-name="T11">o</text:span><text:span text:style-name="T10">rd é</text:span><text:span text:style-name="T3">c</text:span><text:span text:style-name="T10">rit </text:span><text:span text:style-name="T9">d</text:span><text:span text:style-name="T10">es deux</text:span><text:span text:style-name="T7"> </text:span><text:span text:style-name="T10">p</text:span><text:span text:style-name="T3">a</text:span><text:span text:style-name="T10">rti</text:span><text:span text:style-name="T5">e</text:span><text:span text:style-name="T10">s.</text:span></text:p>
      <text:p text:style-name="P91">OK</text:p>
      <text:p text:style-name="P2"/>
      <text:p text:style-name="P2"/>
      <text:p text:style-name="P68"><text:span text:style-name="T3">Fa</text:span><text:span text:style-name="T10">it <text:s/>à <text:s/></text:span><text:span text:style-name="T5">Lausanne</text:span></text:p>
      <text:p text:style-name="P15"/>
      <text:p text:style-name="P2"/>
      <text:p text:style-name="P2"/>
      <text:p text:style-name="P69"><text:span text:style-name="T10">En deux</text:span><text:span text:style-name="T7"> </text:span><text:span text:style-name="T10">exemplaires or</text:span><text:span text:style-name="T3">i</text:span><text:span text:style-name="T10">gi</text:span><text:span text:style-name="T3">n</text:span><text:span text:style-name="T10">aux</text:span><text:span text:style-name="T7"> </text:span><text:span text:style-name="T10">pour ch</text:span><text:span text:style-name="T3">ac</text:span><text:span text:style-name="T10">une des part</text:span><text:span text:style-name="T9">ie</text:span><text:span text:style-name="T10">s</text:span><text:span text:style-name="T3"> </text:span><text:span text:style-name="T10">sur</text:span><text:span text:style-name="T9"> </text:span><text:span text:style-name="T10">... </text:span><text:span text:style-name="T9">p</text:span><text:span text:style-name="T3">a</text:span><text:span text:style-name="T10">g</text:span><text:span text:style-name="T3">e</text:span><text:span text:style-name="T10">s et ...</text:span><text:span text:style-name="T5"> </text:span><text:span text:style-name="T3">a</text:span><text:span text:style-name="T10">nnex</text:span><text:span text:style-name="T3">e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style:font-face style:name="Nueva Std" svg:font-family="'Nueva Std'"/>
    <style:font-face style:name="OpenSymbol" svg:font-family="OpenSymbol"/>
    <style:font-face style:name="Times New Roman" svg:font-family="'Times New Roman'"/>
    <style:font-face style:name="Arial Unicode MS" svg:font-family="'Arial Unicode MS'" style:font-family-generic="system" style:font-pitch="variable"/>
    <style:font-face style:name="Nueva Std1" svg:font-family="'Nueva Std'"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0.353cm"/>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787cm" fo:margin-bottom="1.388cm" fo:margin-left="2.293cm" fo:margin-right="2.223cm" style:writing-mode="lr-tb" style:layout-grid-color="#c0c0c0" style:layout-grid-lines="2552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4cm" fo:margin-left="0cm" fo:margin-right="0cm" fo:margin-top="0.242cm" style:dynamic-spacing="true"/>
      </style:footer-style>
    </style:page-layout>
    <style:page-layout style:name="Mpm3">
      <style:page-layout-properties fo:page-width="21.001cm" fo:page-height="29.7cm" style:num-format="1" style:print-orientation="portrait" fo:margin-top="2.364cm" fo:margin-bottom="1.388cm" fo:margin-left="2.293cm" fo:margin-right="2.22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MAINTENANCE DU LOGICIEL</dc:title>
    <meta:initial-creator>Christophe FIGLAREK</meta:initial-creator>
    <meta:editing-cycles>11</meta:editing-cycles>
    <meta:creation-date>2012-06-20T21:57:00</meta:creation-date>
    <dc:date>2012-06-25T11:11:01.80</dc:date>
    <meta:editing-duration>PT1M36S</meta:editing-duration>
    <meta:generator>LibreOffice/3.5$Windows_x86 LibreOffice_project/165a79a-7059095-e13bb37-fef39a4-9503d18</meta:generator>
    <meta:document-statistic meta:table-count="0" meta:image-count="0" meta:object-count="0" meta:page-count="5" meta:paragraph-count="64" meta:word-count="958" meta:character-count="5891" meta:non-whitespace-character-count="4974"/>
    <meta:user-defined meta:name="AppVersion">14.0000</meta:user-defined>
    <meta:user-defined meta:name="Created" meta:value-type="date">2004-01-29T00:00:00</meta:user-defined>
    <meta:user-defined meta:name="DocSecurity" meta:value-type="float">0</meta:user-defined>
    <meta:user-defined meta:name="HyperlinksChanged" meta:value-type="boolean">false</meta:user-defined>
    <meta:user-defined meta:name="LastSaved" meta:value-type="date">2012-06-20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